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face style:name="Arial2" svg:font-family="Arial" style:font-adornments="Predeterminado"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DejaVu Sans Mono" svg:font-family="'DejaVu Sans Mono'" style:font-adornments="Book" style:font-family-generic="modern" style:font-pitch="fixed"/>
    <style:font-face style:name="DejaVu Sans" svg:font-family="'DejaVu Sans'" style:font-pitch="variable"/>
    <style:font-face style:name="Lohit Hindi" svg:font-family="'Lohit Hindi'" style:font-pitch="variable"/>
    <style:font-face style:name="Osaka" svg:font-family="Osaka"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wiss" style:font-pitch="variable"/>
    <style:font-face style:name="Verdana" svg:font-family="Verdana"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fo:font-size="10pt" style:font-size-asian="10pt" style:font-size-complex="10pt"/>
    </style:style>
    <style:style style:name="P3" style:family="paragraph" style:parent-style-name="Table_20_Contents">
      <style:paragraph-properties fo:text-align="end" style:justify-single-word="false"/>
      <style:text-properties style:font-name="Verdana" fo:font-size="10pt" style:font-size-asian="10pt" style:font-size-complex="10pt"/>
    </style:style>
    <style:style style:name="P4" style:family="paragraph" style:parent-style-name="Text_20_body">
      <style:paragraph-properties fo:text-align="center" style:justify-single-word="false"/>
    </style:style>
    <style:style style:name="P5" style:family="paragraph" style:parent-style-name="Text_20_body">
      <style:paragraph-properties>
        <style:tab-stops>
          <style:tab-stop style:position="0.5in"/>
        </style:tab-stops>
      </style:paragraph-properties>
      <style:text-properties style:use-window-font-color="true" fo:language="es" fo:country="AR" style:text-underline-style="none" fo:font-weight="normal" style:letter-kerning="true" style:font-name-asian="DejaVu Sans" style:language-asian="zxx" style:country-asian="none" style:font-weight-asian="normal" style:font-name-complex="Tahoma2" style:font-size-complex="12pt" style:language-complex="zxx" style:country-complex="none" style:font-weight-complex="normal"/>
    </style:style>
    <style:style style:name="P6" style:family="paragraph" style:parent-style-name="Código">
      <style:paragraph-properties fo:text-align="center" style:justify-single-word="false"/>
    </style:style>
    <style:style style:name="P7" style:family="paragraph" style:parent-style-name="Código">
      <style:text-properties fo:font-style="italic" style:font-style-asian="italic" style:font-style-complex="italic"/>
    </style:style>
    <style:style style:name="P8" style:family="paragraph" style:parent-style-name="Código">
      <style:paragraph-properties fo:text-align="justify" style:justify-single-word="false"/>
      <style:text-properties fo:font-style="italic" style:font-style-asian="italic" style:font-style-complex="italic"/>
    </style:style>
    <style:style style:name="P9" style:family="paragraph" style:parent-style-name="Código">
      <style:paragraph-properties fo:margin-left="0.7874in" fo:margin-right="0in" fo:text-indent="0in" style:auto-text-indent="false"/>
    </style:style>
    <style:style style:name="P10" style:family="paragraph" style:parent-style-name="Código">
      <style:paragraph-properties fo:margin-left="0.7874in" fo:margin-right="0in" fo:text-indent="0in" style:auto-text-indent="false"/>
      <style:text-properties fo:font-style="italic" style:font-style-asian="italic" style:font-style-complex="italic"/>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paragraph-properties fo:orphans="0" fo:widows="0" fo:hyphenation-ladder-count="no-limit" style:text-autospace="ideograph-alpha" style:punctuation-wrap="hanging" style:line-break="strict" style:writing-mode="lr-tb"/>
      <style:text-properties style:use-window-font-color="true" fo:language="es" fo:country="AR" style:letter-kerning="true" style:font-name-asian="DejaVu Sans" style:language-asian="zxx" style:country-asian="none" style:font-name-complex="Tahoma2" style:font-size-complex="12pt" style:language-complex="zxx" style:country-complex="none" fo:hyphenate="false" fo:hyphenation-remain-char-count="2" fo:hyphenation-push-char-count="2"/>
    </style:style>
    <style:style style:name="P13" style:family="paragraph" style:parent-style-name="Text_20_body" style:list-style-name="L1"/>
    <style:style style:name="P14"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fr1" style:family="graphic" style:parent-style-name="OLE">
      <style:graphic-properties style:run-through="foreground" style:wrap="run-through" style:number-wrapped-paragraphs="no-limit" style:vertical-pos="from-top" style:horizontal-pos="from-left" style:horizontal-rel="page"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0902in" fo:text-indent="-0.25in" fo:margin-left="1.090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3402in" fo:text-indent="-0.25in" fo:margin-left="1.340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902in" fo:text-indent="-0.25in" fo:margin-left="1.590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8402in" fo:text-indent="-0.25in" fo:margin-left="1.840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0902in" fo:text-indent="-0.25in" fo:margin-left="2.090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3402in" fo:text-indent="-0.25in" fo:margin-left="2.340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902in" fo:text-indent="-0.25in" fo:margin-left="2.590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8402in" fo:text-indent="-0.25in" fo:margin-left="2.840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0902in" fo:text-indent="-0.25in" fo:margin-left="3.090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3402in" fo:text-indent="-0.25in" fo:margin-left="3.3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nunciado</text:h>
      <text:h text:style-name="Heading_20_2" text:outline-level="2">Objetivo</text:h>
      <text:p text:style-name="Text_20_body">Cumplir con todas las misiones para alcanzar el rango de Piloto de Nave de Combate de la Civilización Humana.</text:p>
      <text:h text:style-name="Heading_20_2" text:outline-level="2">Desarrollo</text:h>
      <text:p text:style-name="Text_20_body">El conjunto de Misiones planteado deben ser llevados a cabo programando la solución con la Batalla Espacial.</text:p>
      <text:p text:style-name="Text_20_body">Para cada una de las Misiones se indica:</text:p>
      <text:list xml:id="list69949955" text:style-name="L1">
        <text:list-item>
          <text:p text:style-name="P13"><text:span text:style-name="T1">Objetivo</text:span>: meta a alcanzar</text:p>
        </text:list-item>
        <text:list-item>
          <text:p text:style-name="P13"><text:span text:style-name="T1">Descripción</text:span>: detalle de los requerimientos que la solución debe cumplir. Restricciones y supuestos considerados</text:p>
        </text:list-item>
        <text:list-item>
          <text:p text:style-name="P13"><text:span text:style-name="T1">Dificultad</text:span>: cantidad que estrellas que describen la complejidad de la misión.</text:p>
        </text:list-item>
        <text:list-item>
          <text:p text:style-name="P13"><text:span text:style-name="T1">Adicional</text:span>: (opcional) reformulación o ampliación de la misión que permite explorar nuevos aspectos de la solución construida.</text:p>
        </text:list-item>
      </text:list>
      <text:h text:style-name="P14" text:outline-level="2">Misión: Patrullar Base</text:h>
      <text:h text:style-name="Heading_20_3" text:outline-level="3">Objetivo</text:h>
      <text:p text:style-name="Text_20_body">Usar una Nave anclada en la Base para que realice un recorrido alrededor de la misma.</text:p>
      <text:h text:style-name="Heading_20_3" text:outline-level="3">Dificultad</text:h>
      <text:p text:style-name="Text_20_body">1 estrella</text:p>
      <text:h text:style-name="Heading_20_3" text:outline-level="3">Adicional</text:h>
      <text:p text:style-name="Text_20_body">Repetir el recorrido mientras se mantiene una distancia de un casillero a la Base.</text:p>
      <text:h text:style-name="Heading_20_2" text:outline-level="2">Misión: Destruir Asteroide</text:h>
      <text:h text:style-name="Heading_20_3" text:outline-level="3">Objetivo</text:h>
      <text:p text:style-name="Text_20_body">Destruir el Asteroide más cercano a la Base.</text:p>
      <text:h text:style-name="Heading_20_3" text:outline-level="3">Dificultad</text:h>
      <text:p text:style-name="Text_20_body">1 estrella</text:p>
      <text:h text:style-name="Heading_20_3" text:outline-level="3">Adicional</text:h>
      <text:p text:style-name="Text_20_body">Destruir otras Piezas y comparar la cantidad de ataques que fueron necesarios.</text:p>
      <text:h text:style-name="Heading_20_2" text:outline-level="2">Misión: Rebote</text:h>
      <text:h text:style-name="Heading_20_3" text:outline-level="3">Objetivo</text:h>
      <text:p text:style-name="Text_20_body">Construir una Misión en la que una Nave se aleje y acerque a la Base repetidas veces aumentando la distancia progresivamente hasta encontrar un obstáculo. <text:s/></text:p>
      <text:h text:style-name="Heading_20_3" text:outline-level="3">Descripcion</text:h>
      <text:p text:style-name="Text_20_body">Implementar la clase MisionRebote a partir de la siguiente interfaz:</text:p>
      <text:p text:style-name="Código"><text:span text:style-name="T1">class</text:span> MisionRebote {</text:p>
      <text:p text:style-name="Código"/>
      <text:p text:style-name="P7"><text:s text:c="4"/>/* pre : Existe al menos una nave anclada en la Base.</text:p>
      <text:p text:style-name="P9"><text:span text:style-name="T2"><text:s text:c="5"/>*<text:line-break/> <text:s text:c="4"/>* post: </text:span><text:span text:style-name="T2">Hace que una Nave anclada en la Base </text:span><text:span text:style-name="T2">repita la maniobra de avanzar hacia<text:line-break/> <text:s text:c="4"/>* <text:s text:c="6"/>el NORTE y regresar a la Base incrementando la distancia en cada<text:line-break/> <text:s text:c="4"/>* <text:s text:c="6"/>oportunidad, hasta que se encuentre c</text:span><text:span text:style-name="T2">on otra Pieza.</text:span><text:span text:style-name="T2"> <text:s text:c="2"/><text:line-break/> <text:s text:c="4"/>*/ </text:span><text:line-break/> <text:s text:c="3"/><text:span text:style-name="T4">void</text:span> ejecutar() {</text:p>
      <text:p text:style-name="P9"/>
      <text:p text:style-name="P10"><text:s text:c="8"/>// implementar</text:p>
      <text:p text:style-name="P9"><text:soft-page-break/><text:s text:c="4"/>}</text:p>
      <text:p text:style-name="Código">}</text:p>
      <text:h text:style-name="Heading_20_3" text:outline-level="3">Dificultad</text:h>
      <text:p text:style-name="Text_20_body">2 estrellas</text:p>
      <text:h text:style-name="Heading_20_2" text:outline-level="2">Misión: ZigZag</text:h>
      <text:h text:style-name="Heading_20_3" text:outline-level="3">Objetivo</text:h>
      <text:p text:style-name="Text_20_body">Construir una Misión en la que una Nave se aleje de la Base siguiendo un recorrido en <text:span text:style-name="T3">zigzag</text:span> de amplitud creciente.</text:p>
      <text:h text:style-name="Heading_20_3" text:outline-level="3">Descripción</text:h>
      <text:p text:style-name="Text_20_body">Implementar la clase MisionZigZag a partir de la siguiente interfaz:</text:p>
      <text:p text:style-name="Código"><text:span text:style-name="T1">class</text:span> MisionZigZag {</text:p>
      <text:p text:style-name="Código"/>
      <text:p text:style-name="P7"><text:s text:c="4"/>/* pre : Existe al menos una nave anclada en la Base.</text:p>
      <text:p text:style-name="P7"><text:s text:c="5"/>* <text:s text:c="6"/>No existen otras Piezas en el Tablero.</text:p>
      <text:p text:style-name="P7"><text:s text:c="5"/>*</text:p>
      <text:p text:style-name="P7"><text:s text:c="5"/>* post: Lleva una Nave anclada en la Base, para que se avance en dirección<text:line-break/> <text:s text:c="4"/>* <text:s text:c="6"/>NORTE pero oscilando de ESTE a OESTE, incrementando <text:line-break/> <text:s text:c="4"/>* <text:s text:c="6"/>progresivamente la amplitud de la oscilación hasta encontrarse<text:line-break/> <text:s text:c="4"/>* <text:s text:c="6"/>a 6 casilleros en dirección NORTE de la Base.</text:p>
      <text:p text:style-name="P7"><text:s text:c="5"/>*/ </text:p>
      <text:p text:style-name="Código"><text:s text:c="4"/><text:span text:style-name="T1">void</text:span> ejecutar() { </text:p>
      <text:p text:style-name="Código"><text:s text:c="4"/></text:p>
      <text:p text:style-name="P8"><text:s text:c="8"/>// implementar</text:p>
      <text:p text:style-name="Código"><text:s text:c="4"/>}</text:p>
      <text:p text:style-name="Código">}</text:p>
      <text:p text:style-name="Código"/>
      <text:p text:style-name="P6"><draw:frame draw:style-name="fr1" draw:name="Objeto2" text:anchor-type="as-char" svg:y="-1.8291in" svg:width="3.0146in" svg:height="3.478in" draw:z-index="1"><draw:object xlink:href="./Object 2" xlink:type="simple" xlink:show="embed" xlink:actuate="onLoad"/><draw:image xlink:href="./ObjectReplacements/Object 2" xlink:type="simple" xlink:show="embed" xlink:actuate="onLoad"/><svg:desc>Objeto OLE</svg:desc></draw:frame></text:p>
      <text:h text:style-name="Heading_20_3" text:outline-level="3"><text:soft-page-break/>Dificultad</text:h>
      <text:p text:style-name="Text_20_body">3 estrellas</text:p>
      <text:h text:style-name="Heading_20_3" text:outline-level="3">Adicional</text:h>
      <text:p text:style-name="Text_20_body">Destruir todo Asteroide que se interponga en el recorrido de la Nave.</text:p>
      <text:h text:style-name="Heading_20_2" text:outline-level="2">Misión: Espiral</text:h>
      <text:h text:style-name="Heading_20_3" text:outline-level="3">Objetivo</text:h>
      <text:p text:style-name="Text_20_body">Construir una Misión en la que una Nave se aleje de la Base mientras gira alrededor hasta encontrarse con otra Pieza.</text:p>
      <text:h text:style-name="Heading_20_3" text:outline-level="3">Descripción</text:h>
      <text:p text:style-name="Text_20_body">Implementar la clase MisionEspiral a partir de la siguiente interfaz:</text:p>
      <text:p text:style-name="Código"><text:span text:style-name="T1">class</text:span> MisionEspiral {</text:p>
      <text:p text:style-name="Código"/>
      <text:p text:style-name="P7"><text:s text:c="4"/>/* pre : Existe al menos una Nave anclada en la Base.<text:line-break/> <text:s text:c="4"/>* <text:s text:c="6"/></text:p>
      <text:p text:style-name="P7"><text:s text:c="5"/>* post: Toma una Nave anclada en la Base, para que gire entorno a la Base <text:line-break/> <text:s text:c="4"/>* <text:s text:c="6"/>en sentido horario alejándose de ella a medida que completa cada <text:line-break/> <text:s text:c="4"/>* <text:s text:c="6"/>vuelta, hasta encontrarse con cualquier otra Pieza que la obstaculice. <text:s text:c="2"/></text:p>
      <text:p text:style-name="P7"><text:s text:c="5"/>*/ </text:p>
      <text:p text:style-name="Código"><text:s text:c="4"/><text:span text:style-name="T1">void</text:span> ejecutar() { </text:p>
      <text:p text:style-name="Código"><text:s text:c="4"/></text:p>
      <text:p text:style-name="P8"><text:s text:c="8"/>// implementar</text:p>
      <text:p text:style-name="Código"><text:s text:c="4"/>}</text:p>
      <text:p text:style-name="Código">}</text:p>
      <text:p text:style-name="Código"/>
      <text:p text:style-name="P4"><draw:frame draw:style-name="fr1" draw:name="Objeto3" text:anchor-type="as-char" svg:y="-1.8709in" svg:width="3.0154in" svg:height="2.9173in" draw:z-index="0"><draw:object xlink:href="./Object 1" xlink:type="simple" xlink:show="embed" xlink:actuate="onLoad"/><draw:image xlink:href="./ObjectReplacements/Object 1" xlink:type="simple" xlink:show="embed" xlink:actuate="onLoad"/><svg:desc>Objeto OLE</svg:desc></draw:frame></text:p>
      <text:h text:style-name="Heading_20_3" text:outline-level="3">Dificultad</text:h>
      <text:p text:style-name="Text_20_body">4 estrellas</text:p>
      <text:h text:style-name="Heading_20_2" text:outline-level="2"><text:soft-page-break/>Misión: Defender Base Secundaria</text:h>
      <text:h text:style-name="Heading_20_3" text:outline-level="3">Objetivo</text:h>
      <text:p text:style-name="P12">Encontrar la Base Secundaria y destruir las Naves enemigas que están en sus proximidades.</text:p>
      <text:h text:style-name="Heading_20_3" text:outline-level="3">Descripción</text:h>
      <text:p text:style-name="P12">Utilizar las Naves ancladas en la Base Primaria para destruir todas la Naves enemigas que se encuentren en casilleros contiguos a la Base Secundaria.</text:p>
      <text:p text:style-name="P12">Al OESTE de la Base Primaria, en la que están ancladas 3 Naves, a una distancia no conocida existe un Contenedor. <text:s/>Al NORTE de ese Contenedor y a distancia desconocida, hay una secuencia horizontal de Asteroides. No se conoce cuantos Asteroides están alineados, pero se sabe que al final de dicha secuencia en dirección OESTE está localizada la Base Secundaria.</text:p>
      <text:h text:style-name="Heading_20_3" text:outline-level="3">Dificultad</text:h>
      <text:p text:style-name="P12">4 estrellas</text:p>
      <text:h text:style-name="Heading_20_3" text:outline-level="3">Adicional</text:h>
      <text:p text:style-name="P12">Utilizar 3 Naves para cumplir con la misión, </text:p>
      <text:h text:style-name="Heading_20_2" text:outline-level="2">Misión: Sube y Baja</text:h>
      <text:h text:style-name="Heading_20_3" text:outline-level="3">Objetivo</text:h>
      <text:p text:style-name="Text_20_body">Construir una Misión en la que dos Naves realicen maniobras coordinadas. </text:p>
      <text:h text:style-name="Heading_20_3" text:outline-level="3">Descripción</text:h>
      <text:p text:style-name="P5">Implementar el método ejecutar de la clase MisionSubeBaja a partir de la siguiente interfaz:</text:p>
      <text:p text:style-name="Código"><text:span text:style-name="T1">class</text:span> MisionSubeBaja {</text:p>
      <text:p text:style-name="Código"/>
      <text:p text:style-name="Código"><text:s text:c="4"/>/* pre : naveAlfa y naveBeta están en el espacio, alineadas verticalmente.</text:p>
      <text:p text:style-name="Código"><text:s text:c="5"/>* <text:s text:c="10"/><text:line-break/> <text:s text:c="4"/>* post: naveAlfa se mueve de NORTE a SUR y de SUR a NORTE con amplitud<text:line-break/> <text:s text:c="4"/>* <text:s text:c="6"/>creciente (1 al NORTE, 2 al SUR, 3 al NORTE, 4 al SUR, etc.), hasta<text:line-break/> <text:s text:c="4"/>* <text:s text:c="6"/>encontrar un obstáculo.<text:line-break/> <text:s text:c="4"/>* <text:s text:c="6"/>naveBeta se mueve en dirección contraria a naveAlfa, siguiendo<text:line-break/> <text:s text:c="4"/>* <text:s text:c="6"/>su mismo patrón, pero destruyendo cualquier obstáculo que se<text:line-break/> <text:s text:c="4"/>* <text:s text:c="6"/>interponga.<text:line-break/> <text:s text:c="4"/>* <text:s text:c="6"/>Devuelve la cantidad de veces en las que estuvieron alineadas ambas<text:line-break/> <text:s text:c="4"/>* <text:s text:c="6"/>naves.<text:line-break/> <text:s text:c="4"/>*/ <text:line-break/> <text:s text:c="3"/><text:span text:style-name="T1">int </text:span>ejecutar(Nave naveAlfa, Nave naveBeta) {</text:p>
      <text:p text:style-name="Código"/>
      <text:p text:style-name="P7"><text:s text:c="8"/>// implementar</text:p>
      <text:p text:style-name="P7"/>
      <text:p text:style-name="Código"><text:s text:c="4"/>}</text:p>
      <text:p text:style-name="Código">}</text:p>
      <text:h text:style-name="Heading_20_3" text:outline-level="3"><text:soft-page-break/>Dificultad</text:h>
      <text:p text:style-name="Text_20_body">3 estrellas</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face style:name="Arial2" svg:font-family="Arial" style:font-adornments="Predeterminado"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DejaVu Sans Mono" svg:font-family="'DejaVu Sans Mono'" style:font-adornments="Book" style:font-family-generic="modern" style:font-pitch="fixed"/>
    <style:font-face style:name="DejaVu Sans" svg:font-family="'DejaVu Sans'" style:font-pitch="variable"/>
    <style:font-face style:name="Lohit Hindi" svg:font-family="'Lohit Hindi'" style:font-pitch="variable"/>
    <style:font-face style:name="Osaka" svg:font-family="Osaka"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wiss" style:font-pitch="variable"/>
    <style:font-face style:name="Verdana" svg:font-family="Verdana"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es" style:country-asian="AR" style:font-size-complex="12pt" style:language-complex="es" style:country-complex="A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Lucida Sans Unicode1" style:font-size-asian="12pt" style:language-asian="es" style:country-asian="AR" style:font-name-complex="Tahoma" style:font-size-complex="12pt" style:language-complex="es" style:country-complex="A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left="0in" fo:margin-right="0in" fo:margin-top="0in" fo:margin-bottom="0.0835in" fo:line-height="150%" fo:text-indent="0.5902in" style:auto-text-indent="false" style:page-number="auto" fo:background-color="transparent" style:shadow="none">
        <style:tab-stops/>
        <style:background-image/>
      </style:paragraph-properties>
      <style:text-properties style:font-name="Arial1"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1"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2"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ódigo" style:family="paragraph" style:parent-style-name="Standard">
      <style:paragraph-properties fo:margin-left="0.7874in" fo:margin-right="0in" fo:text-indent="0in" style:auto-text-indent="false"/>
      <style:text-properties style:font-name="DejaVu Sans Mono" fo:font-size="8pt" style:font-size-asian="12pt" style:font-name-complex="Courier New1" style:font-size-complex="12pt"/>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background-image/>
      </style:paragraph-properties>
      <style:text-properties fo:font-size="10pt" fo:font-weight="bold" style:font-size-asian="14pt" style:font-weight-asian="bold" style:font-size-complex="14pt" style:font-weight-complex="bold"/>
    </style:style>
    <style:style style:name="Footer" style:family="paragraph" style:parent-style-name="Standard" style:class="extra" style:master-page-name="">
      <style:paragraph-properties fo:text-align="end" style:justify-single-word="false" style:page-number="auto" text:number-lines="false" text:line-number="0">
        <style:tab-stops>
          <style:tab-stop style:position="3.3465in" style:type="center"/>
          <style:tab-stop style:position="6.6929in" style:type="right"/>
        </style:tab-stops>
      </style:paragraph-properties>
      <style:text-properties style:font-name="Arial2" fo:font-size="10pt"/>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5_20_End" style:display-name="Numbering 5 End" style:family="paragraph" style:parent-style-name="List" style:class="list">
      <style:paragraph-properties fo:margin-left="1.25in" fo:margin-right="0in" fo:margin-top="0in" fo:margin-bottom="0.1665in" fo:text-indent="-0.25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in" fo:margin-right="0in" fo:text-indent="0.2362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in" fo:margin-right="0.0783in" fo:margin-top="0.0398in" fo:margin-bottom="0.0398in" fo:text-align="center" style:justify-single-word="false" fo:text-indent="0in" style:auto-text-indent="false"/>
    </style:style>
    <style:style style:name="Encabezado1" style:family="paragraph" style:parent-style-name="Standard">
      <style:paragraph-properties fo:margin-top="0.1654in" fo:margin-bottom="0.0827in"/>
    </style:style>
    <style:style style:name="Encabezado2" style:family="paragraph" style:parent-style-name="Standard">
      <style:paragraph-properties fo:margin-top="0.1654in" fo:margin-bottom="0.0827in"/>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in" fo:margin-right="0in" fo:margin-top="0.0965in" fo:margin-bottom="0in" fo:line-height="100%" fo:text-align="start" style:justify-single-word="false" fo:text-indent="0in" style:auto-text-indent="false" style:text-autospace="none" style:writing-mode="lr-tb">
        <style:tab-stops>
          <style:tab-stop style:position="0.1437in"/>
          <style:tab-stop style:position="0.6346in"/>
          <style:tab-stop style:position="1.1264in"/>
          <style:tab-stop style:position="1.6181in"/>
          <style:tab-stop style:position="2.1091in"/>
          <style:tab-stop style:position="2.6008in"/>
          <style:tab-stop style:position="3.0917in"/>
          <style:tab-stop style:position="3.5835in"/>
          <style:tab-stop style:position="4.0744in"/>
          <style:tab-stop style:position="4.5661in"/>
          <style:tab-stop style:position="5.0571in"/>
          <style:tab-stop style:position="5.5484in"/>
          <style:tab-stop style:position="6.0398in"/>
          <style:tab-stop style:position="6.5311in"/>
          <style:tab-stop style:position="7.022in"/>
          <style:tab-stop style:position="7.5138in"/>
          <style:tab-stop style:position="8.0047in"/>
          <style:tab-stop style:position="8.4965in"/>
          <style:tab-stop style:position="8.9874in"/>
          <style:tab-stop style:position="9.4791in"/>
        </style:tab-stops>
      </style:paragraph-properties>
      <style:text-properties fo:color="#000000" style:text-outline="false" style:text-line-through-style="none" style:font-name="Lucida Sans Unicode" fo:font-size="29pt" fo:font-style="normal" fo:text-shadow="none" style:text-underline-style="none" fo:font-weight="normal" style:font-name-asian="Lucida Sans Unicode" style:font-size-asian="29pt" style:font-style-asian="normal" style:font-weight-asian="normal" style:font-name-complex="Lucida Sans Unicode" style:font-size-complex="29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0764in" fo:margin-bottom="0in">
        <style:tab-stops>
          <style:tab-stop style:position="0.2846in"/>
          <style:tab-stop style:position="0.7756in"/>
          <style:tab-stop style:position="1.2673in"/>
          <style:tab-stop style:position="1.7583in"/>
          <style:tab-stop style:position="2.25in"/>
          <style:tab-stop style:position="2.7409in"/>
          <style:tab-stop style:position="3.2319in"/>
          <style:tab-stop style:position="3.7236in"/>
          <style:tab-stop style:position="4.2154in"/>
          <style:tab-stop style:position="4.7063in"/>
          <style:tab-stop style:position="5.198in"/>
          <style:tab-stop style:position="5.689in"/>
          <style:tab-stop style:position="6.1807in"/>
          <style:tab-stop style:position="6.6717in"/>
          <style:tab-stop style:position="7.1634in"/>
          <style:tab-stop style:position="7.6543in"/>
          <style:tab-stop style:position="8.1457in"/>
          <style:tab-stop style:position="8.6366in"/>
          <style:tab-stop style:position="9.1283in"/>
          <style:tab-stop style:position="9.6193in"/>
        </style:tab-stops>
      </style:paragraph-properties>
      <style:text-properties fo:font-size="26pt" style:font-size-asian="26pt" style:font-size-complex="26pt"/>
    </style:style>
    <style:style style:name="Predeterminado_7e_LT_7e_Gliederung_20_3" style:display-name="Predeterminado~LT~Gliederung 3" style:family="paragraph" style:parent-style-name="Predeterminado_7e_LT_7e_Gliederung_20_2">
      <style:paragraph-properties fo:margin-top="0.0693in" fo:margin-bottom="0in">
        <style:tab-stops>
          <style:tab-stop style:position="0.4736in"/>
          <style:tab-stop style:position="0.9654in"/>
          <style:tab-stop style:position="1.4563in"/>
          <style:tab-stop style:position="1.948in"/>
          <style:tab-stop style:position="2.439in"/>
          <style:tab-stop style:position="2.9307in"/>
          <style:tab-stop style:position="3.4217in"/>
          <style:tab-stop style:position="3.9134in"/>
          <style:tab-stop style:position="4.4043in"/>
          <style:tab-stop style:position="4.8957in"/>
          <style:tab-stop style:position="5.3866in"/>
          <style:tab-stop style:position="5.8783in"/>
          <style:tab-stop style:position="6.3693in"/>
          <style:tab-stop style:position="6.861in"/>
          <style:tab-stop style:position="7.352in"/>
          <style:tab-stop style:position="7.8437in"/>
          <style:tab-stop style:position="8.3346in"/>
          <style:tab-stop style:position="8.8264in"/>
          <style:tab-stop style:position="9.3173in"/>
          <style:tab-stop style:position="9.8083in"/>
        </style:tab-stops>
      </style:paragraph-properties>
      <style:text-properties fo:font-size="23pt" style:font-size-asian="23pt" style:font-size-complex="23pt"/>
    </style:style>
    <style:style style:name="Predeterminado_7e_LT_7e_Gliederung_20_4" style:display-name="Predeterminado~LT~Gliederung 4" style:family="paragraph" style:parent-style-name="Predeterminado_7e_LT_7e_Gliederung_20_3">
      <style:paragraph-properties fo:margin-top="0.0555in" fo:margin-bottom="0in">
        <style:tab-stops>
          <style:tab-stop style:position="0.4654in"/>
          <style:tab-stop style:position="0.9563in"/>
          <style:tab-stop style:position="1.448in"/>
          <style:tab-stop style:position="1.939in"/>
          <style:tab-stop style:position="2.4307in"/>
          <style:tab-stop style:position="2.9217in"/>
          <style:tab-stop style:position="3.4134in"/>
          <style:tab-stop style:position="3.9043in"/>
          <style:tab-stop style:position="4.3957in"/>
          <style:tab-stop style:position="4.8866in"/>
          <style:tab-stop style:position="5.3783in"/>
          <style:tab-stop style:position="5.8693in"/>
          <style:tab-stop style:position="6.361in"/>
          <style:tab-stop style:position="6.852in"/>
          <style:tab-stop style:position="7.3437in"/>
          <style:tab-stop style:position="7.8346in"/>
          <style:tab-stop style:position="8.3264in"/>
          <style:tab-stop style:position="8.8173in"/>
          <style:tab-stop style:position="9.3083in"/>
          <style:tab-stop style:position="9.8in"/>
        </style:tab-stops>
      </style:paragraph-properties>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style:tab-stops>
          <style:tab-stop style:position="0.4563in"/>
          <style:tab-stop style:position="0.948in"/>
          <style:tab-stop style:position="1.439in"/>
          <style:tab-stop style:position="1.9307in"/>
          <style:tab-stop style:position="2.4217in"/>
          <style:tab-stop style:position="2.9134in"/>
          <style:tab-stop style:position="3.4043in"/>
          <style:tab-stop style:position="3.8957in"/>
          <style:tab-stop style:position="4.3866in"/>
          <style:tab-stop style:position="4.8783in"/>
          <style:tab-stop style:position="5.3693in"/>
          <style:tab-stop style:position="5.861in"/>
          <style:tab-stop style:position="6.352in"/>
          <style:tab-stop style:position="6.8437in"/>
          <style:tab-stop style:position="7.3346in"/>
          <style:tab-stop style:position="7.8264in"/>
          <style:tab-stop style:position="8.3173in"/>
          <style:tab-stop style:position="8.8083in"/>
          <style:tab-stop style:position="9.3in"/>
          <style:tab-stop style:position="9.7917in"/>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775f55"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left="0in" fo:margin-right="0in" fo:margin-top="0.0965in" fo:margin-bottom="0in" fo:line-height="100%" fo:text-align="center"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font-name="Lucida Sans Unicode" fo:font-size="29pt" fo:font-style="normal" fo:text-shadow="none" style:text-underline-style="none" fo:font-weight="normal" style:font-name-asian="Lucida Sans Unicode" style:font-size-asian="29pt" style:font-style-asian="normal" style:font-weight-asian="normal" style:font-name-complex="Lucida Sans Unicode" style:font-size-complex="29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fo:margin-left="0in" fo:margin-right="0in" fo:margin-top="0in" fo:margin-bottom="0in" style:line-height-at-least="1.1882in" fo:text-align="start"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line-through-style="none" style:font-name="Lucida Sans Unicode"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Hindi" fo:font-size="18pt" style:font-name-asian="Lohit Hindi" style:font-size-asian="18pt" style:font-name-complex="Lohit Hindi"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775f55"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fo:margin-left="0in" fo:margin-right="0in" fo:margin-top="0in" fo:margin-bottom="0in" style:line-height-at-least="1.1882in" fo:text-align="start"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line-through-style="none" style:font-name="Lucida Sans Unicode"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style>
    <style:style style:name="Fondo" style:family="paragraph">
      <style:paragraph-properties fo:text-align="center" style:justify-single-word="false" style:text-autospace="none"/>
    </style:style>
    <style:style style:name="Nota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Esquema_20_1" style:display-name="Esquema 1" style:family="paragraph">
      <style:paragraph-properties fo:margin-left="0in" fo:margin-right="0in" fo:margin-top="0.0965in" fo:margin-bottom="0in" fo:line-height="100%" fo:text-align="start" style:justify-single-word="false" fo:text-indent="0in" style:auto-text-indent="false" style:text-autospace="none" style:writing-mode="lr-tb">
        <style:tab-stops>
          <style:tab-stop style:position="0.1437in"/>
          <style:tab-stop style:position="0.6346in"/>
          <style:tab-stop style:position="1.1264in"/>
          <style:tab-stop style:position="1.6181in"/>
          <style:tab-stop style:position="2.1091in"/>
          <style:tab-stop style:position="2.6008in"/>
          <style:tab-stop style:position="3.0917in"/>
          <style:tab-stop style:position="3.5835in"/>
          <style:tab-stop style:position="4.0744in"/>
          <style:tab-stop style:position="4.5661in"/>
          <style:tab-stop style:position="5.0571in"/>
          <style:tab-stop style:position="5.5484in"/>
          <style:tab-stop style:position="6.0398in"/>
          <style:tab-stop style:position="6.5311in"/>
          <style:tab-stop style:position="7.022in"/>
          <style:tab-stop style:position="7.5138in"/>
          <style:tab-stop style:position="8.0047in"/>
          <style:tab-stop style:position="8.4965in"/>
          <style:tab-stop style:position="8.9874in"/>
          <style:tab-stop style:position="9.4791in"/>
        </style:tab-stops>
      </style:paragraph-properties>
      <style:text-properties fo:color="#000000" style:text-outline="false" style:text-line-through-style="none" style:font-name="Lucida Sans Unicode" fo:font-size="29pt" fo:font-style="normal" fo:text-shadow="none" style:text-underline-style="none" fo:font-weight="normal" style:font-name-asian="Lucida Sans Unicode" style:font-size-asian="29pt" style:font-style-asian="normal" style:font-weight-asian="normal" style:font-name-complex="Lucida Sans Unicode" style:font-size-complex="29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0764in" fo:margin-bottom="0in">
        <style:tab-stops>
          <style:tab-stop style:position="0.2846in"/>
          <style:tab-stop style:position="0.7756in"/>
          <style:tab-stop style:position="1.2673in"/>
          <style:tab-stop style:position="1.7583in"/>
          <style:tab-stop style:position="2.25in"/>
          <style:tab-stop style:position="2.7409in"/>
          <style:tab-stop style:position="3.2319in"/>
          <style:tab-stop style:position="3.7236in"/>
          <style:tab-stop style:position="4.2154in"/>
          <style:tab-stop style:position="4.7063in"/>
          <style:tab-stop style:position="5.198in"/>
          <style:tab-stop style:position="5.689in"/>
          <style:tab-stop style:position="6.1807in"/>
          <style:tab-stop style:position="6.6717in"/>
          <style:tab-stop style:position="7.1634in"/>
          <style:tab-stop style:position="7.6543in"/>
          <style:tab-stop style:position="8.1457in"/>
          <style:tab-stop style:position="8.6366in"/>
          <style:tab-stop style:position="9.1283in"/>
          <style:tab-stop style:position="9.6193in"/>
        </style:tab-stops>
      </style:paragraph-properties>
      <style:text-properties fo:font-size="26pt" style:font-size-asian="26pt" style:font-size-complex="26pt"/>
    </style:style>
    <style:style style:name="Esquema_20_3" style:display-name="Esquema 3" style:family="paragraph" style:parent-style-name="Esquema_20_2">
      <style:paragraph-properties fo:margin-top="0.0693in" fo:margin-bottom="0in">
        <style:tab-stops>
          <style:tab-stop style:position="0.4736in"/>
          <style:tab-stop style:position="0.9654in"/>
          <style:tab-stop style:position="1.4563in"/>
          <style:tab-stop style:position="1.948in"/>
          <style:tab-stop style:position="2.439in"/>
          <style:tab-stop style:position="2.9307in"/>
          <style:tab-stop style:position="3.4217in"/>
          <style:tab-stop style:position="3.9134in"/>
          <style:tab-stop style:position="4.4043in"/>
          <style:tab-stop style:position="4.8957in"/>
          <style:tab-stop style:position="5.3866in"/>
          <style:tab-stop style:position="5.8783in"/>
          <style:tab-stop style:position="6.3693in"/>
          <style:tab-stop style:position="6.861in"/>
          <style:tab-stop style:position="7.352in"/>
          <style:tab-stop style:position="7.8437in"/>
          <style:tab-stop style:position="8.3346in"/>
          <style:tab-stop style:position="8.8264in"/>
          <style:tab-stop style:position="9.3173in"/>
          <style:tab-stop style:position="9.8083in"/>
        </style:tab-stops>
      </style:paragraph-properties>
      <style:text-properties fo:font-size="23pt" style:font-size-asian="23pt" style:font-size-complex="23pt"/>
    </style:style>
    <style:style style:name="Esquema_20_4" style:display-name="Esquema 4" style:family="paragraph" style:parent-style-name="Esquema_20_3">
      <style:paragraph-properties fo:margin-top="0.0555in" fo:margin-bottom="0in">
        <style:tab-stops>
          <style:tab-stop style:position="0.4654in"/>
          <style:tab-stop style:position="0.9563in"/>
          <style:tab-stop style:position="1.448in"/>
          <style:tab-stop style:position="1.939in"/>
          <style:tab-stop style:position="2.4307in"/>
          <style:tab-stop style:position="2.9217in"/>
          <style:tab-stop style:position="3.4134in"/>
          <style:tab-stop style:position="3.9043in"/>
          <style:tab-stop style:position="4.3957in"/>
          <style:tab-stop style:position="4.8866in"/>
          <style:tab-stop style:position="5.3783in"/>
          <style:tab-stop style:position="5.8693in"/>
          <style:tab-stop style:position="6.361in"/>
          <style:tab-stop style:position="6.852in"/>
          <style:tab-stop style:position="7.3437in"/>
          <style:tab-stop style:position="7.8346in"/>
          <style:tab-stop style:position="8.3264in"/>
          <style:tab-stop style:position="8.8173in"/>
          <style:tab-stop style:position="9.3083in"/>
          <style:tab-stop style:position="9.8in"/>
        </style:tab-stops>
      </style:paragraph-properties>
      <style:text-properties fo:font-size="20pt" style:font-size-asian="20pt" style:font-size-complex="20pt"/>
    </style:style>
    <style:style style:name="Esquema_20_5" style:display-name="Esquema 5" style:family="paragraph" style:parent-style-name="Esquema_20_4">
      <style:paragraph-properties>
        <style:tab-stops>
          <style:tab-stop style:position="0.4563in"/>
          <style:tab-stop style:position="0.948in"/>
          <style:tab-stop style:position="1.439in"/>
          <style:tab-stop style:position="1.9307in"/>
          <style:tab-stop style:position="2.4217in"/>
          <style:tab-stop style:position="2.9134in"/>
          <style:tab-stop style:position="3.4043in"/>
          <style:tab-stop style:position="3.8957in"/>
          <style:tab-stop style:position="4.3866in"/>
          <style:tab-stop style:position="4.8783in"/>
          <style:tab-stop style:position="5.3693in"/>
          <style:tab-stop style:position="5.861in"/>
          <style:tab-stop style:position="6.352in"/>
          <style:tab-stop style:position="6.8437in"/>
          <style:tab-stop style:position="7.3346in"/>
          <style:tab-stop style:position="7.8264in"/>
          <style:tab-stop style:position="8.3173in"/>
          <style:tab-stop style:position="8.8083in"/>
          <style:tab-stop style:position="9.3in"/>
          <style:tab-stop style:position="9.7917in"/>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Título1_7e_LT_7e_Gliederung_20_1" style:display-name="Título1~LT~Gliederung 1" style:family="paragraph">
      <style:paragraph-properties fo:margin-left="0in" fo:margin-right="0in" fo:margin-top="0.111in" fo:margin-bottom="0in" style:line-height-at-least="1.6291in" fo:text-align="start" style:justify-single-word="false" fo:text-indent="0in" style:auto-text-indent="false" style:text-autospace="none" style:writing-mode="lr-tb">
        <style:tab-stops>
          <style:tab-stop style:position="0.0327in"/>
          <style:tab-stop style:position="0.5244in"/>
          <style:tab-stop style:position="1.0154in"/>
          <style:tab-stop style:position="1.5071in"/>
          <style:tab-stop style:position="1.998in"/>
          <style:tab-stop style:position="2.4898in"/>
          <style:tab-stop style:position="2.9807in"/>
          <style:tab-stop style:position="3.472in"/>
          <style:tab-stop style:position="3.9634in"/>
          <style:tab-stop style:position="4.4547in"/>
          <style:tab-stop style:position="4.9457in"/>
          <style:tab-stop style:position="5.4374in"/>
          <style:tab-stop style:position="5.9283in"/>
          <style:tab-stop style:position="6.4201in"/>
          <style:tab-stop style:position="6.911in"/>
          <style:tab-stop style:position="7.4028in"/>
          <style:tab-stop style:position="7.8937in"/>
          <style:tab-stop style:position="8.3846in"/>
          <style:tab-stop style:position="8.8764in"/>
          <style:tab-stop style:position="9.3681in"/>
        </style:tab-stops>
      </style:paragraph-properties>
      <style:text-properties fo:color="#ffffff" style:text-outline="false" style:text-line-through-style="none" style:font-name="Osaka" fo:font-size="32pt" fo:font-style="normal" fo:text-shadow="none" style:text-underline-style="none" fo:font-weight="normal" style:letter-kerning="true" style:font-name-asian="Osaka" style:font-size-asian="32pt" style:font-style-asian="normal" style:font-weight-asian="normal" style:font-name-complex="Osaka" style:font-size-complex="32pt" style:font-style-complex="normal" style:font-weight-complex="normal" style:text-emphasize="none" style:text-overline-style="none" style:text-overline-color="font-color"/>
    </style:style>
    <style:style style:name="Título1_7e_LT_7e_Gliederung_20_2" style:display-name="Título1~LT~Gliederung 2" style:family="paragraph" style:parent-style-name="Título1_7e_LT_7e_Gliederung_20_1">
      <style:paragraph-properties fo:margin-top="0.0965in" fo:margin-bottom="0in" style:line-height-at-least="1.4146in">
        <style:tab-stops>
          <style:tab-stop style:position="0.4736in"/>
          <style:tab-stop style:position="0.9654in"/>
          <style:tab-stop style:position="1.4563in"/>
          <style:tab-stop style:position="1.948in"/>
          <style:tab-stop style:position="2.439in"/>
          <style:tab-stop style:position="2.9307in"/>
          <style:tab-stop style:position="3.4217in"/>
          <style:tab-stop style:position="3.9134in"/>
          <style:tab-stop style:position="4.4043in"/>
          <style:tab-stop style:position="4.8957in"/>
          <style:tab-stop style:position="5.3866in"/>
          <style:tab-stop style:position="5.8783in"/>
          <style:tab-stop style:position="6.3693in"/>
          <style:tab-stop style:position="6.861in"/>
          <style:tab-stop style:position="7.352in"/>
          <style:tab-stop style:position="7.8437in"/>
          <style:tab-stop style:position="8.3346in"/>
          <style:tab-stop style:position="8.8264in"/>
          <style:tab-stop style:position="9.3173in"/>
          <style:tab-stop style:position="9.8083in"/>
        </style:tab-stops>
      </style:paragraph-properties>
      <style:text-properties fo:font-size="28pt" style:font-size-asian="28pt" style:font-size-complex="28pt"/>
    </style:style>
    <style:style style:name="Título1_7e_LT_7e_Gliederung_20_3" style:display-name="Título1~LT~Gliederung 3" style:family="paragraph" style:parent-style-name="Título1_7e_LT_7e_Gliederung_20_2">
      <style:paragraph-properties fo:margin-top="0.0835in" fo:margin-bottom="0in" style:line-height-at-least="1.2091in">
        <style:tab-stops>
          <style:tab-stop style:position="0.4654in"/>
          <style:tab-stop style:position="0.9563in"/>
          <style:tab-stop style:position="1.448in"/>
          <style:tab-stop style:position="1.939in"/>
          <style:tab-stop style:position="2.4307in"/>
          <style:tab-stop style:position="2.9217in"/>
          <style:tab-stop style:position="3.4134in"/>
          <style:tab-stop style:position="3.9043in"/>
          <style:tab-stop style:position="4.3957in"/>
          <style:tab-stop style:position="4.8866in"/>
          <style:tab-stop style:position="5.3783in"/>
          <style:tab-stop style:position="5.8693in"/>
          <style:tab-stop style:position="6.361in"/>
          <style:tab-stop style:position="6.852in"/>
          <style:tab-stop style:position="7.3437in"/>
          <style:tab-stop style:position="7.8346in"/>
          <style:tab-stop style:position="8.3264in"/>
          <style:tab-stop style:position="8.8173in"/>
          <style:tab-stop style:position="9.3083in"/>
          <style:tab-stop style:position="9.8in"/>
        </style:tab-stops>
      </style:paragraph-properties>
      <style:text-properties fo:font-size="24pt" style:font-size-asian="24pt" style:font-size-complex="24pt"/>
    </style:style>
    <style:style style:name="Título1_7e_LT_7e_Gliederung_20_4" style:display-name="Título1~LT~Gliederung 4" style:family="paragraph" style:parent-style-name="Título1_7e_LT_7e_Gliederung_20_3">
      <style:paragraph-properties fo:margin-top="0.0693in" fo:margin-bottom="0in" style:line-height-at-least="1.0043in">
        <style:tab-stops>
          <style:tab-stop style:position="0.4563in"/>
          <style:tab-stop style:position="0.948in"/>
          <style:tab-stop style:position="1.439in"/>
          <style:tab-stop style:position="1.9307in"/>
          <style:tab-stop style:position="2.4217in"/>
          <style:tab-stop style:position="2.9134in"/>
          <style:tab-stop style:position="3.4043in"/>
          <style:tab-stop style:position="3.8957in"/>
          <style:tab-stop style:position="4.3866in"/>
          <style:tab-stop style:position="4.8783in"/>
          <style:tab-stop style:position="5.3693in"/>
          <style:tab-stop style:position="5.861in"/>
          <style:tab-stop style:position="6.352in"/>
          <style:tab-stop style:position="6.8437in"/>
          <style:tab-stop style:position="7.3346in"/>
          <style:tab-stop style:position="7.8264in"/>
          <style:tab-stop style:position="8.3173in"/>
          <style:tab-stop style:position="8.8083in"/>
          <style:tab-stop style:position="9.3in"/>
          <style:tab-stop style:position="9.7917in"/>
        </style:tab-stops>
      </style:paragraph-properties>
      <style:text-properties fo:font-size="20pt" style:font-size-asian="20pt" style:font-size-complex="20pt"/>
    </style:style>
    <style:style style:name="Título1_7e_LT_7e_Gliederung_20_5" style:display-name="Título1~LT~Gliederung 5" style:family="paragraph" style:parent-style-name="Título1_7e_LT_7e_Gliederung_20_4">
      <style:paragraph-properties>
        <style:tab-stops>
          <style:tab-stop style:position="0.4181in"/>
          <style:tab-stop style:position="0.9098in"/>
          <style:tab-stop style:position="1.4008in"/>
          <style:tab-stop style:position="1.8925in"/>
          <style:tab-stop style:position="2.3835in"/>
          <style:tab-stop style:position="2.8752in"/>
          <style:tab-stop style:position="3.3661in"/>
          <style:tab-stop style:position="3.8575in"/>
          <style:tab-stop style:position="4.3484in"/>
          <style:tab-stop style:position="4.8402in"/>
          <style:tab-stop style:position="5.3311in"/>
          <style:tab-stop style:position="5.8228in"/>
          <style:tab-stop style:position="6.3138in"/>
          <style:tab-stop style:position="6.8055in"/>
          <style:tab-stop style:position="7.2965in"/>
          <style:tab-stop style:position="7.7882in"/>
          <style:tab-stop style:position="8.2791in"/>
          <style:tab-stop style:position="8.7701in"/>
          <style:tab-stop style:position="9.2618in"/>
        </style:tab-stops>
      </style:paragraph-properties>
    </style:style>
    <style:style style:name="Título1_7e_LT_7e_Gliederung_20_6" style:display-name="Título1~LT~Gliederung 6" style:family="paragraph" style:parent-style-name="Título1_7e_LT_7e_Gliederung_20_5"/>
    <style:style style:name="Título1_7e_LT_7e_Gliederung_20_7" style:display-name="Título1~LT~Gliederung 7" style:family="paragraph" style:parent-style-name="Título1_7e_LT_7e_Gliederung_20_6"/>
    <style:style style:name="Título1_7e_LT_7e_Gliederung_20_8" style:display-name="Título1~LT~Gliederung 8" style:family="paragraph" style:parent-style-name="Título1_7e_LT_7e_Gliederung_20_7"/>
    <style:style style:name="Título1_7e_LT_7e_Gliederung_20_9" style:display-name="Título1~LT~Gliederung 9" style:family="paragraph" style:parent-style-name="Título1_7e_LT_7e_Gliederung_20_8"/>
    <style:style style:name="Título1_7e_LT_7e_Titel" style:display-name="Título1~LT~Titel" style:family="paragraph">
      <style:paragraph-properties fo:margin-left="0in" fo:margin-right="0in" fo:margin-top="0in" fo:margin-bottom="0in" style:line-height-at-least="2.0335in" fo:text-align="start"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ffffff" style:text-outline="false" style:text-line-through-style="none" style:font-name="Osaka" fo:font-size="40pt" fo:font-style="normal" fo:text-shadow="none" style:text-underline-style="none" fo:font-weight="normal" style:letter-kerning="true" style:font-name-asian="Osaka" style:font-size-asian="40pt" style:font-style-asian="normal" style:font-weight-asian="normal" style:font-name-complex="Osaka" style:font-size-complex="40pt" style:font-style-complex="normal" style:font-weight-complex="normal" style:text-emphasize="none" style:text-overline-style="none" style:text-overline-color="font-color"/>
    </style:style>
    <style:style style:name="Título1_7e_LT_7e_Untertitel" style:display-name="Título1~LT~Untertitel" style:family="paragraph">
      <style:paragraph-properties fo:margin-left="0.0764in" fo:margin-right="0in" fo:margin-top="0.111in" fo:margin-bottom="0in" style:line-height-at-least="1.6291in" fo:text-align="center" style:justify-single-word="false" fo:text-indent="0in" style:auto-text-indent="false" style:text-autospace="none" style:writing-mode="lr-tb">
        <style:tab-stops>
          <style:tab-stop style:position="0in"/>
          <style:tab-stop style:position="0.4146in"/>
          <style:tab-stop style:position="0.9063in"/>
          <style:tab-stop style:position="1.3972in"/>
          <style:tab-stop style:position="1.889in"/>
          <style:tab-stop style:position="2.3799in"/>
          <style:tab-stop style:position="2.8717in"/>
          <style:tab-stop style:position="3.3626in"/>
          <style:tab-stop style:position="3.8543in"/>
          <style:tab-stop style:position="4.3453in"/>
          <style:tab-stop style:position="4.8366in"/>
          <style:tab-stop style:position="5.328in"/>
          <style:tab-stop style:position="5.8193in"/>
          <style:tab-stop style:position="6.3102in"/>
          <style:tab-stop style:position="6.802in"/>
          <style:tab-stop style:position="7.2929in"/>
          <style:tab-stop style:position="7.7846in"/>
          <style:tab-stop style:position="8.2756in"/>
          <style:tab-stop style:position="8.7673in"/>
          <style:tab-stop style:position="9.2583in"/>
          <style:tab-stop style:position="9.75in"/>
        </style:tab-stops>
      </style:paragraph-properties>
      <style:text-properties fo:color="#ffffff" style:text-outline="false" style:text-line-through-style="none" style:font-name="Osaka" fo:font-size="32pt" fo:font-style="normal" fo:text-shadow="none" style:text-underline-style="none" fo:font-weight="normal" style:letter-kerning="true" style:font-name-asian="Osaka" style:font-size-asian="32pt" style:font-style-asian="normal" style:font-weight-asian="normal" style:font-name-complex="Osaka" style:font-size-complex="32pt" style:font-style-complex="normal" style:font-weight-complex="normal" style:text-emphasize="none" style:text-overline-style="none" style:text-overline-color="font-color"/>
    </style:style>
    <style:style style:name="Título1_7e_LT_7e_Notizen" style:display-name="Título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ítulo1_7e_LT_7e_Hintergrundobjekte" style:display-name="Título1~LT~Hintergrundobjekte" style:family="paragraph">
      <style:paragraph-properties style:text-autospace="none"/>
      <style:text-properties style:letter-kerning="true"/>
    </style:style>
    <style:style style:name="Título1_7e_LT_7e_Hintergrund" style:display-name="Título1~LT~Hintergrund" style:family="paragraph">
      <style:paragraph-properties fo:text-align="center" style:justify-single-word="false" style:text-autospace="none"/>
    </style:style>
    <style:style style:name="Título2_7e_LT_7e_Gliederung_20_1" style:display-name="Título2~LT~Gliederung 1" style:family="paragraph">
      <style:paragraph-properties fo:margin-left="0in" fo:margin-right="0in" fo:margin-top="0.0965in" fo:margin-bottom="0in" fo:line-height="100%" fo:text-align="start" style:justify-single-word="false" fo:text-indent="0in" style:auto-text-indent="false" style:text-autospace="none" style:writing-mode="lr-tb">
        <style:tab-stops>
          <style:tab-stop style:position="0.1437in"/>
          <style:tab-stop style:position="0.6346in"/>
          <style:tab-stop style:position="1.1264in"/>
          <style:tab-stop style:position="1.6181in"/>
          <style:tab-stop style:position="2.1091in"/>
          <style:tab-stop style:position="2.6008in"/>
          <style:tab-stop style:position="3.0917in"/>
          <style:tab-stop style:position="3.5835in"/>
          <style:tab-stop style:position="4.0744in"/>
          <style:tab-stop style:position="4.5661in"/>
          <style:tab-stop style:position="5.0571in"/>
          <style:tab-stop style:position="5.5484in"/>
          <style:tab-stop style:position="6.0398in"/>
          <style:tab-stop style:position="6.5311in"/>
          <style:tab-stop style:position="7.022in"/>
          <style:tab-stop style:position="7.5138in"/>
          <style:tab-stop style:position="8.0047in"/>
          <style:tab-stop style:position="8.4965in"/>
          <style:tab-stop style:position="8.9874in"/>
          <style:tab-stop style:position="9.4791in"/>
        </style:tab-stops>
      </style:paragraph-properties>
      <style:text-properties fo:color="#ffffff" style:text-outline="false" style:text-line-through-style="none" style:font-name="Lucida Sans Unicode" fo:font-size="29pt" fo:font-style="normal" fo:text-shadow="none" style:text-underline-style="none" fo:font-weight="normal" style:letter-kerning="true" style:font-name-asian="Lucida Sans Unicode" style:font-size-asian="29pt" style:font-style-asian="normal" style:font-weight-asian="normal" style:font-name-complex="Lucida Sans Unicode" style:font-size-complex="29pt" style:font-style-complex="normal" style:font-weight-complex="normal" style:text-emphasize="none" style:text-overline-style="none" style:text-overline-color="font-color"/>
    </style:style>
    <style:style style:name="Título2_7e_LT_7e_Gliederung_20_2" style:display-name="Título2~LT~Gliederung 2" style:family="paragraph" style:parent-style-name="Título2_7e_LT_7e_Gliederung_20_1">
      <style:paragraph-properties fo:margin-top="0.0764in" fo:margin-bottom="0in">
        <style:tab-stops>
          <style:tab-stop style:position="0.2846in"/>
          <style:tab-stop style:position="0.7756in"/>
          <style:tab-stop style:position="1.2673in"/>
          <style:tab-stop style:position="1.7583in"/>
          <style:tab-stop style:position="2.25in"/>
          <style:tab-stop style:position="2.7409in"/>
          <style:tab-stop style:position="3.2319in"/>
          <style:tab-stop style:position="3.7236in"/>
          <style:tab-stop style:position="4.2154in"/>
          <style:tab-stop style:position="4.7063in"/>
          <style:tab-stop style:position="5.198in"/>
          <style:tab-stop style:position="5.689in"/>
          <style:tab-stop style:position="6.1807in"/>
          <style:tab-stop style:position="6.6717in"/>
          <style:tab-stop style:position="7.1634in"/>
          <style:tab-stop style:position="7.6543in"/>
          <style:tab-stop style:position="8.1457in"/>
          <style:tab-stop style:position="8.6366in"/>
          <style:tab-stop style:position="9.1283in"/>
          <style:tab-stop style:position="9.6193in"/>
        </style:tab-stops>
      </style:paragraph-properties>
      <style:text-properties fo:font-size="26pt" style:font-size-asian="26pt" style:font-size-complex="26pt"/>
    </style:style>
    <style:style style:name="Título2_7e_LT_7e_Gliederung_20_3" style:display-name="Título2~LT~Gliederung 3" style:family="paragraph" style:parent-style-name="Título2_7e_LT_7e_Gliederung_20_2">
      <style:paragraph-properties fo:margin-top="0.0693in" fo:margin-bottom="0in">
        <style:tab-stops>
          <style:tab-stop style:position="0.4736in"/>
          <style:tab-stop style:position="0.9654in"/>
          <style:tab-stop style:position="1.4563in"/>
          <style:tab-stop style:position="1.948in"/>
          <style:tab-stop style:position="2.439in"/>
          <style:tab-stop style:position="2.9307in"/>
          <style:tab-stop style:position="3.4217in"/>
          <style:tab-stop style:position="3.9134in"/>
          <style:tab-stop style:position="4.4043in"/>
          <style:tab-stop style:position="4.8957in"/>
          <style:tab-stop style:position="5.3866in"/>
          <style:tab-stop style:position="5.8783in"/>
          <style:tab-stop style:position="6.3693in"/>
          <style:tab-stop style:position="6.861in"/>
          <style:tab-stop style:position="7.352in"/>
          <style:tab-stop style:position="7.8437in"/>
          <style:tab-stop style:position="8.3346in"/>
          <style:tab-stop style:position="8.8264in"/>
          <style:tab-stop style:position="9.3173in"/>
          <style:tab-stop style:position="9.8083in"/>
        </style:tab-stops>
      </style:paragraph-properties>
      <style:text-properties fo:font-size="23pt" style:font-size-asian="23pt" style:font-size-complex="23pt"/>
    </style:style>
    <style:style style:name="Título2_7e_LT_7e_Gliederung_20_4" style:display-name="Título2~LT~Gliederung 4" style:family="paragraph" style:parent-style-name="Título2_7e_LT_7e_Gliederung_20_3">
      <style:paragraph-properties fo:margin-top="0.0555in" fo:margin-bottom="0in">
        <style:tab-stops>
          <style:tab-stop style:position="0.4654in"/>
          <style:tab-stop style:position="0.9563in"/>
          <style:tab-stop style:position="1.448in"/>
          <style:tab-stop style:position="1.939in"/>
          <style:tab-stop style:position="2.4307in"/>
          <style:tab-stop style:position="2.9217in"/>
          <style:tab-stop style:position="3.4134in"/>
          <style:tab-stop style:position="3.9043in"/>
          <style:tab-stop style:position="4.3957in"/>
          <style:tab-stop style:position="4.8866in"/>
          <style:tab-stop style:position="5.3783in"/>
          <style:tab-stop style:position="5.8693in"/>
          <style:tab-stop style:position="6.361in"/>
          <style:tab-stop style:position="6.852in"/>
          <style:tab-stop style:position="7.3437in"/>
          <style:tab-stop style:position="7.8346in"/>
          <style:tab-stop style:position="8.3264in"/>
          <style:tab-stop style:position="8.8173in"/>
          <style:tab-stop style:position="9.3083in"/>
          <style:tab-stop style:position="9.8in"/>
        </style:tab-stops>
      </style:paragraph-properties>
      <style:text-properties fo:font-size="20pt" style:font-size-asian="20pt" style:font-size-complex="20pt"/>
    </style:style>
    <style:style style:name="Título2_7e_LT_7e_Gliederung_20_5" style:display-name="Título2~LT~Gliederung 5" style:family="paragraph" style:parent-style-name="Título2_7e_LT_7e_Gliederung_20_4">
      <style:paragraph-properties>
        <style:tab-stops>
          <style:tab-stop style:position="0.4563in"/>
          <style:tab-stop style:position="0.948in"/>
          <style:tab-stop style:position="1.439in"/>
          <style:tab-stop style:position="1.9307in"/>
          <style:tab-stop style:position="2.4217in"/>
          <style:tab-stop style:position="2.9134in"/>
          <style:tab-stop style:position="3.4043in"/>
          <style:tab-stop style:position="3.8957in"/>
          <style:tab-stop style:position="4.3866in"/>
          <style:tab-stop style:position="4.8783in"/>
          <style:tab-stop style:position="5.3693in"/>
          <style:tab-stop style:position="5.861in"/>
          <style:tab-stop style:position="6.352in"/>
          <style:tab-stop style:position="6.8437in"/>
          <style:tab-stop style:position="7.3346in"/>
          <style:tab-stop style:position="7.8264in"/>
          <style:tab-stop style:position="8.3173in"/>
          <style:tab-stop style:position="8.8083in"/>
          <style:tab-stop style:position="9.3in"/>
          <style:tab-stop style:position="9.7917in"/>
        </style:tab-stops>
      </style:paragraph-properties>
    </style:style>
    <style:style style:name="Título2_7e_LT_7e_Gliederung_20_6" style:display-name="Título2~LT~Gliederung 6" style:family="paragraph" style:parent-style-name="Título2_7e_LT_7e_Gliederung_20_5"/>
    <style:style style:name="Título2_7e_LT_7e_Gliederung_20_7" style:display-name="Título2~LT~Gliederung 7" style:family="paragraph" style:parent-style-name="Título2_7e_LT_7e_Gliederung_20_6"/>
    <style:style style:name="Título2_7e_LT_7e_Gliederung_20_8" style:display-name="Título2~LT~Gliederung 8" style:family="paragraph" style:parent-style-name="Título2_7e_LT_7e_Gliederung_20_7"/>
    <style:style style:name="Título2_7e_LT_7e_Gliederung_20_9" style:display-name="Título2~LT~Gliederung 9" style:family="paragraph" style:parent-style-name="Título2_7e_LT_7e_Gliederung_20_8"/>
    <style:style style:name="Título2_7e_LT_7e_Titel" style:display-name="Título2~LT~Titel"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ebddc3" style:text-outline="false" style:text-line-through-style="none" style:font-name="Lucida Sans Unicode" fo:font-size="44pt" fo:font-style="normal" fo:text-shadow="none" style:text-underline-style="none" fo:font-weight="normal" style:letter-kerning="true" style:font-name-asian="Lucida Sans Unicode" style:font-size-asian="44pt" style:font-style-asian="normal" style:font-weight-asian="normal" style:font-name-complex="Lucida Sans Unicode" style:font-size-complex="44pt" style:font-style-complex="normal" style:font-weight-complex="normal" style:text-emphasize="none" style:text-overline-style="none" style:text-overline-color="font-color"/>
    </style:style>
    <style:style style:name="Título2_7e_LT_7e_Untertitel" style:display-name="Título2~LT~Untertitel" style:family="paragraph">
      <style:paragraph-properties fo:margin-left="0in" fo:margin-right="0in" fo:margin-top="0.0965in" fo:margin-bottom="0in" fo:line-height="100%" fo:text-align="center"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ffffff" style:text-outline="false" style:text-line-through-style="none" style:font-name="Lucida Sans Unicode" fo:font-size="29pt" fo:font-style="normal" fo:text-shadow="none" style:text-underline-style="none" fo:font-weight="normal" style:letter-kerning="true" style:font-name-asian="Lucida Sans Unicode" style:font-size-asian="29pt" style:font-style-asian="normal" style:font-weight-asian="normal" style:font-name-complex="Lucida Sans Unicode" style:font-size-complex="29pt" style:font-style-complex="normal" style:font-weight-complex="normal" style:text-emphasize="none" style:text-overline-style="none" style:text-overline-color="font-color"/>
    </style:style>
    <style:style style:name="Título2_7e_LT_7e_Notizen" style:display-name="Título2~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ítulo2_7e_LT_7e_Hintergrundobjekte" style:display-name="Título2~LT~Hintergrundobjekte" style:family="paragraph">
      <style:paragraph-properties style:text-autospace="none"/>
      <style:text-properties style:letter-kerning="true"/>
    </style:style>
    <style:style style:name="Título2_7e_LT_7e_Hintergrund" style:display-name="Título2~LT~Hintergrund" style:family="paragraph">
      <style:paragraph-properties fo:text-align="center" style:justify-single-word="false" style:text-autospace="none"/>
    </style:style>
    <style:style style:name="Título3_7e_LT_7e_Gliederung_20_1" style:display-name="Título3~LT~Gliederung 1" style:family="paragraph">
      <style:paragraph-properties fo:margin-left="0in" fo:margin-right="0in" fo:margin-top="0.0965in" fo:margin-bottom="0in" fo:line-height="100%" fo:text-align="start" style:justify-single-word="false" fo:text-indent="0in" style:auto-text-indent="false" style:text-autospace="none" style:writing-mode="lr-tb">
        <style:tab-stops>
          <style:tab-stop style:position="0.1437in"/>
          <style:tab-stop style:position="0.6346in"/>
          <style:tab-stop style:position="1.1264in"/>
          <style:tab-stop style:position="1.6181in"/>
          <style:tab-stop style:position="2.1091in"/>
          <style:tab-stop style:position="2.6008in"/>
          <style:tab-stop style:position="3.0917in"/>
          <style:tab-stop style:position="3.5835in"/>
          <style:tab-stop style:position="4.0744in"/>
          <style:tab-stop style:position="4.5661in"/>
          <style:tab-stop style:position="5.0571in"/>
          <style:tab-stop style:position="5.5484in"/>
          <style:tab-stop style:position="6.0398in"/>
          <style:tab-stop style:position="6.5311in"/>
          <style:tab-stop style:position="7.022in"/>
          <style:tab-stop style:position="7.5138in"/>
          <style:tab-stop style:position="8.0047in"/>
          <style:tab-stop style:position="8.4965in"/>
          <style:tab-stop style:position="8.9874in"/>
          <style:tab-stop style:position="9.4791in"/>
        </style:tab-stops>
      </style:paragraph-properties>
      <style:text-properties fo:color="#000000" style:text-outline="false" style:text-line-through-style="none" style:font-name="Lucida Sans Unicode" fo:font-size="29pt" fo:font-style="normal" fo:text-shadow="none" style:text-underline-style="none" fo:font-weight="normal" style:letter-kerning="true" style:font-name-asian="Lucida Sans Unicode" style:font-size-asian="29pt" style:font-style-asian="normal" style:font-weight-asian="normal" style:font-name-complex="Lucida Sans Unicode" style:font-size-complex="29pt" style:font-style-complex="normal" style:font-weight-complex="normal" style:text-emphasize="none" style:text-overline-style="none" style:text-overline-color="font-color"/>
    </style:style>
    <style:style style:name="Título3_7e_LT_7e_Gliederung_20_2" style:display-name="Título3~LT~Gliederung 2" style:family="paragraph" style:parent-style-name="Título3_7e_LT_7e_Gliederung_20_1">
      <style:paragraph-properties fo:margin-top="0.0764in" fo:margin-bottom="0in">
        <style:tab-stops>
          <style:tab-stop style:position="0.2846in"/>
          <style:tab-stop style:position="0.7756in"/>
          <style:tab-stop style:position="1.2673in"/>
          <style:tab-stop style:position="1.7583in"/>
          <style:tab-stop style:position="2.25in"/>
          <style:tab-stop style:position="2.7409in"/>
          <style:tab-stop style:position="3.2319in"/>
          <style:tab-stop style:position="3.7236in"/>
          <style:tab-stop style:position="4.2154in"/>
          <style:tab-stop style:position="4.7063in"/>
          <style:tab-stop style:position="5.198in"/>
          <style:tab-stop style:position="5.689in"/>
          <style:tab-stop style:position="6.1807in"/>
          <style:tab-stop style:position="6.6717in"/>
          <style:tab-stop style:position="7.1634in"/>
          <style:tab-stop style:position="7.6543in"/>
          <style:tab-stop style:position="8.1457in"/>
          <style:tab-stop style:position="8.6366in"/>
          <style:tab-stop style:position="9.1283in"/>
          <style:tab-stop style:position="9.6193in"/>
        </style:tab-stops>
      </style:paragraph-properties>
      <style:text-properties fo:font-size="26pt" style:font-size-asian="26pt" style:font-size-complex="26pt"/>
    </style:style>
    <style:style style:name="Título3_7e_LT_7e_Gliederung_20_3" style:display-name="Título3~LT~Gliederung 3" style:family="paragraph" style:parent-style-name="Título3_7e_LT_7e_Gliederung_20_2">
      <style:paragraph-properties fo:margin-top="0.0693in" fo:margin-bottom="0in">
        <style:tab-stops>
          <style:tab-stop style:position="0.4736in"/>
          <style:tab-stop style:position="0.9654in"/>
          <style:tab-stop style:position="1.4563in"/>
          <style:tab-stop style:position="1.948in"/>
          <style:tab-stop style:position="2.439in"/>
          <style:tab-stop style:position="2.9307in"/>
          <style:tab-stop style:position="3.4217in"/>
          <style:tab-stop style:position="3.9134in"/>
          <style:tab-stop style:position="4.4043in"/>
          <style:tab-stop style:position="4.8957in"/>
          <style:tab-stop style:position="5.3866in"/>
          <style:tab-stop style:position="5.8783in"/>
          <style:tab-stop style:position="6.3693in"/>
          <style:tab-stop style:position="6.861in"/>
          <style:tab-stop style:position="7.352in"/>
          <style:tab-stop style:position="7.8437in"/>
          <style:tab-stop style:position="8.3346in"/>
          <style:tab-stop style:position="8.8264in"/>
          <style:tab-stop style:position="9.3173in"/>
          <style:tab-stop style:position="9.8083in"/>
        </style:tab-stops>
      </style:paragraph-properties>
      <style:text-properties fo:font-size="23pt" style:font-size-asian="23pt" style:font-size-complex="23pt"/>
    </style:style>
    <style:style style:name="Título3_7e_LT_7e_Gliederung_20_4" style:display-name="Título3~LT~Gliederung 4" style:family="paragraph" style:parent-style-name="Título3_7e_LT_7e_Gliederung_20_3">
      <style:paragraph-properties fo:margin-top="0.0555in" fo:margin-bottom="0in">
        <style:tab-stops>
          <style:tab-stop style:position="0.4654in"/>
          <style:tab-stop style:position="0.9563in"/>
          <style:tab-stop style:position="1.448in"/>
          <style:tab-stop style:position="1.939in"/>
          <style:tab-stop style:position="2.4307in"/>
          <style:tab-stop style:position="2.9217in"/>
          <style:tab-stop style:position="3.4134in"/>
          <style:tab-stop style:position="3.9043in"/>
          <style:tab-stop style:position="4.3957in"/>
          <style:tab-stop style:position="4.8866in"/>
          <style:tab-stop style:position="5.3783in"/>
          <style:tab-stop style:position="5.8693in"/>
          <style:tab-stop style:position="6.361in"/>
          <style:tab-stop style:position="6.852in"/>
          <style:tab-stop style:position="7.3437in"/>
          <style:tab-stop style:position="7.8346in"/>
          <style:tab-stop style:position="8.3264in"/>
          <style:tab-stop style:position="8.8173in"/>
          <style:tab-stop style:position="9.3083in"/>
          <style:tab-stop style:position="9.8in"/>
        </style:tab-stops>
      </style:paragraph-properties>
      <style:text-properties fo:font-size="20pt" style:font-size-asian="20pt" style:font-size-complex="20pt"/>
    </style:style>
    <style:style style:name="Título3_7e_LT_7e_Gliederung_20_5" style:display-name="Título3~LT~Gliederung 5" style:family="paragraph" style:parent-style-name="Título3_7e_LT_7e_Gliederung_20_4">
      <style:paragraph-properties>
        <style:tab-stops>
          <style:tab-stop style:position="0.4563in"/>
          <style:tab-stop style:position="0.948in"/>
          <style:tab-stop style:position="1.439in"/>
          <style:tab-stop style:position="1.9307in"/>
          <style:tab-stop style:position="2.4217in"/>
          <style:tab-stop style:position="2.9134in"/>
          <style:tab-stop style:position="3.4043in"/>
          <style:tab-stop style:position="3.8957in"/>
          <style:tab-stop style:position="4.3866in"/>
          <style:tab-stop style:position="4.8783in"/>
          <style:tab-stop style:position="5.3693in"/>
          <style:tab-stop style:position="5.861in"/>
          <style:tab-stop style:position="6.352in"/>
          <style:tab-stop style:position="6.8437in"/>
          <style:tab-stop style:position="7.3346in"/>
          <style:tab-stop style:position="7.8264in"/>
          <style:tab-stop style:position="8.3173in"/>
          <style:tab-stop style:position="8.8083in"/>
          <style:tab-stop style:position="9.3in"/>
          <style:tab-stop style:position="9.7917in"/>
        </style:tab-stops>
      </style:paragraph-properties>
    </style:style>
    <style:style style:name="Título3_7e_LT_7e_Gliederung_20_6" style:display-name="Título3~LT~Gliederung 6" style:family="paragraph" style:parent-style-name="Título3_7e_LT_7e_Gliederung_20_5"/>
    <style:style style:name="Título3_7e_LT_7e_Gliederung_20_7" style:display-name="Título3~LT~Gliederung 7" style:family="paragraph" style:parent-style-name="Título3_7e_LT_7e_Gliederung_20_6"/>
    <style:style style:name="Título3_7e_LT_7e_Gliederung_20_8" style:display-name="Título3~LT~Gliederung 8" style:family="paragraph" style:parent-style-name="Título3_7e_LT_7e_Gliederung_20_7"/>
    <style:style style:name="Título3_7e_LT_7e_Gliederung_20_9" style:display-name="Título3~LT~Gliederung 9" style:family="paragraph" style:parent-style-name="Título3_7e_LT_7e_Gliederung_20_8"/>
    <style:style style:name="Título3_7e_LT_7e_Titel" style:display-name="Título3~LT~Titel"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775f55" style:text-outline="false" style:text-line-through-style="none" style:font-name="Lucida Sans Unicode" fo:font-size="44pt" fo:font-style="normal" fo:text-shadow="none" style:text-underline-style="none" fo:font-weight="normal" style:letter-kerning="true" style:font-name-asian="Lucida Sans Unicode" style:font-size-asian="44pt" style:font-style-asian="normal" style:font-weight-asian="normal" style:font-name-complex="Lucida Sans Unicode" style:font-size-complex="44pt" style:font-style-complex="normal" style:font-weight-complex="normal" style:text-emphasize="none" style:text-overline-style="none" style:text-overline-color="font-color"/>
    </style:style>
    <style:style style:name="Título3_7e_LT_7e_Untertitel" style:display-name="Título3~LT~Untertitel" style:family="paragraph">
      <style:paragraph-properties fo:margin-left="0in" fo:margin-right="0in" fo:margin-top="0.0965in" fo:margin-bottom="0in" fo:line-height="100%" fo:text-align="center"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font-name="Lucida Sans Unicode" fo:font-size="29pt" fo:font-style="normal" fo:text-shadow="none" style:text-underline-style="none" fo:font-weight="normal" style:letter-kerning="true" style:font-name-asian="Lucida Sans Unicode" style:font-size-asian="29pt" style:font-style-asian="normal" style:font-weight-asian="normal" style:font-name-complex="Lucida Sans Unicode" style:font-size-complex="29pt" style:font-style-complex="normal" style:font-weight-complex="normal" style:text-emphasize="none" style:text-overline-style="none" style:text-overline-color="font-color"/>
    </style:style>
    <style:style style:name="Título3_7e_LT_7e_Notizen" style:display-name="Título3~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ítulo3_7e_LT_7e_Hintergrundobjekte" style:display-name="Título3~LT~Hintergrundobjekte" style:family="paragraph">
      <style:paragraph-properties style:text-autospace="none"/>
      <style:text-properties style:letter-kerning="true"/>
    </style:style>
    <style:style style:name="Título3_7e_LT_7e_Hintergrund" style:display-name="Título3~LT~Hintergrund" style:family="paragraph">
      <style:paragraph-properties fo:text-align="center" style:justify-single-word="false" style:text-autospace="none"/>
    </style:style>
    <style:style style:name="Codigo" style:family="paragraph" style:parent-style-name="Text_20_body">
      <style:paragraph-properties fo:margin-left="0.5902in" fo:margin-right="0in" fo:text-align="start" style:justify-single-word="false" fo:text-indent="0in" style:auto-text-indent="false"/>
      <style:text-properties style:font-name="Courier New" fo:font-size="9pt" style:font-size-asian="9pt"/>
    </style:style>
    <style:style style:name="Numbering_20_Symbols" style:display-name="Numbering Symbol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Instrucción" style:family="text">
      <style:text-properties style:font-name="Courier New1" fo:font-size="12pt" fo:language="en" fo:country="US" style:language-asian="en" style:country-asian="US" style:font-name-complex="Courier New1" style:font-size-complex="12pt"/>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suffix="." style:num-format="1">
        <style:list-level-properties text:min-label-width="0.25in"/>
      </text:list-level-style-number>
      <text:list-level-style-number text:level="2" text:style-name="RTF_5f_Num_20_2_20_2" style:num-suffix="." style:num-format="1">
        <style:list-level-properties text:space-before="0.25in" text:min-label-width="0.25in"/>
      </text:list-level-style-number>
      <text:list-level-style-number text:level="3" text:style-name="RTF_5f_Num_20_2_20_3" style:num-suffix="." style:num-format="1">
        <style:list-level-properties text:space-before="0.5in" text:min-label-width="0.25in"/>
      </text:list-level-style-number>
      <text:list-level-style-number text:level="4" text:style-name="RTF_5f_Num_20_2_20_4" style:num-suffix="." style:num-format="1">
        <style:list-level-properties text:space-before="0.75in" text:min-label-width="0.25in"/>
      </text:list-level-style-number>
      <text:list-level-style-number text:level="5" text:style-name="RTF_5f_Num_20_2_20_5" style:num-suffix="." style:num-format="1">
        <style:list-level-properties text:space-before="1in" text:min-label-width="0.25in"/>
      </text:list-level-style-number>
      <text:list-level-style-number text:level="6" text:style-name="RTF_5f_Num_20_2_20_6" style:num-suffix="." style:num-format="1">
        <style:list-level-properties text:space-before="1.25in" text:min-label-width="0.25in"/>
      </text:list-level-style-number>
      <text:list-level-style-number text:level="7" text:style-name="RTF_5f_Num_20_2_20_7" style:num-suffix="." style:num-format="1">
        <style:list-level-properties text:space-before="1.5in" text:min-label-width="0.25in"/>
      </text:list-level-style-number>
      <text:list-level-style-number text:level="8" text:style-name="RTF_5f_Num_20_2_20_8" style:num-suffix="." style:num-format="1">
        <style:list-level-properties text:space-before="1.75in" text:min-label-width="0.25in"/>
      </text:list-level-style-number>
      <text:list-level-style-number text:level="9" text:style-name="RTF_5f_Num_20_2_20_9" style:num-suffix="." style:num-format="1">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a4" style:family="table">
      <style:table-properties style:width="6.6931in" table:align="margins"/>
    </style:style>
    <style:style style:name="Tabla4.A" style:family="table-column">
      <style:table-column-properties style:column-width="3.0382in" style:rel-column-width="29751*"/>
    </style:style>
    <style:style style:name="Tabla4.B" style:family="table-column">
      <style:table-column-properties style:column-width="3.6549in" style:rel-column-width="35784*"/>
    </style:style>
    <style:style style:name="Tabla4.A1" style:family="table-cell">
      <style:table-cell-properties fo:padding="0.0382in" fo:border="none"/>
    </style:style>
    <style:style style:name="MP1" style:family="paragraph" style:parent-style-name="Standard">
      <style:text-properties style:font-name="Verdana" fo:font-size="10pt" style:font-size-asian="10pt" style:font-size-complex="10pt"/>
    </style:style>
    <style:style style:name="MP2" style:family="paragraph" style:parent-style-name="Table_20_Contents">
      <style:paragraph-properties fo:text-align="end" style:justify-single-word="false"/>
      <style:text-properties style:font-name="Verdana" fo:font-size="10pt" style:font-size-asian="10pt" style:font-size-complex="10pt"/>
    </style:style>
    <style:style style:name="MP3" style:family="paragraph" style:parent-style-name="Standard">
      <style:text-properties style:font-name="Verdana"/>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a4" table:style-name="Tabla4">
          <table:table-column table:style-name="Tabla4.A"/>
          <table:table-column table:style-name="Tabla4.B"/>
          <table:table-row>
            <table:table-cell table:style-name="Tabla4.A1" office:value-type="string">
              <text:p text:style-name="MP1">Estructuras de Control</text:p>
            </table:table-cell>
            <table:table-cell table:style-name="Tabla4.A1" office:value-type="string">
              <text:p text:style-name="MP2">Plataforma Educativa</text:p>
            </table:table-cell>
          </table:table-row>
          <table:table-row>
            <table:table-cell table:style-name="Tabla4.A1" office:value-type="string">
              <text:p text:style-name="MP1">Enunciado</text:p>
            </table:table-cell>
            <table:table-cell table:style-name="Tabla4.A1" office:value-type="string">
              <text:p text:style-name="MP2">Batalla Espacial 2.0</text:p>
            </table:table-cell>
          </table:table-row>
        </table:table>
        <text:p text:style-name="MP3"/>
      </style:header>
      <style:footer>
        <text:p text:style-name="Footer"><text:page-number text:select-page="current">6</text:page-number> de <text:page-count>6</text:page-count></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Diego Fontdevila</meta:initial-creator>
    <meta:creation-date>2008-03-30T10:56:11</meta:creation-date>
    <dc:creator>Mariano Tugnarelli</dc:creator>
    <dc:date>2013-01-25T14:32:13</dc:date>
    <meta:editing-cycles>99</meta:editing-cycles>
    <meta:editing-duration>PT22H00M47S</meta:editing-duration>
    <meta:document-statistic meta:table-count="1" meta:image-count="0" meta:object-count="2" meta:page-count="6" meta:paragraph-count="103" meta:word-count="755" meta:character-count="482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adornments="Regular" style:font-charset="x-symbo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247cm"/>
    </style:style>
    <style:style style:name="co2" style:family="table-column">
      <style:table-column-properties fo:break-before="auto" style:column-width="0.81cm"/>
    </style:style>
    <style:style style:name="co3" style:family="table-column">
      <style:table-column-properties fo:break-before="auto" style:column-width="0.801cm"/>
    </style:style>
    <style:style style:name="co4"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265cm" fo:break-before="auto" style:use-optimal-row-height="false"/>
    </style:style>
    <style:style style:name="ro3" style:family="table-row">
      <style:table-row-properties style:row-height="0.8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center" fo:margin-left="0cm"/>
    </style:style>
    <style:style style:name="ce2" style:family="table-cell" style:parent-style-name="Default">
      <style:table-cell-properties style:text-align-source="fix" style:repeat-content="false" fo:border="none" style:vertical-align="middle"/>
      <style:paragraph-properties fo:text-align="start" fo:margin-left="0cm"/>
      <style:text-properties style:font-name="OpenSymbol" style:font-name-asian="OpenSymbol" style:font-name-complex="OpenSymbol"/>
    </style:style>
    <style:style style:name="ce3" style:family="table-cell" style:parent-style-name="Default">
      <style:table-cell-properties style:text-align-source="fix" style:repeat-content="false" fo:border="0.002cm solid #000000"/>
      <style:paragraph-properties fo:text-align="center" fo:margin-left="0cm"/>
    </style:style>
    <style:style style:name="ce4" style:family="table-cell" style:parent-style-name="Default">
      <style:table-cell-properties style:text-align-source="fix" style:repeat-content="false" fo:border="none" style:vertical-align="top"/>
      <style:paragraph-properties fo:text-align="center" fo:margin-left="0cm"/>
      <style:text-properties style:font-name="OpenSymbol" style:font-name-asian="OpenSymbol" style:font-name-complex="OpenSymbol"/>
    </style:style>
    <style:style style:name="ce5" style:family="table-cell" style:parent-style-name="Default">
      <style:table-cell-properties style:text-align-source="fix" style:repeat-content="false" fo:background-color="transparent" fo:border="0.002cm solid #000000"/>
      <style:paragraph-properties fo:text-align="center" fo:margin-left="0cm"/>
    </style:style>
    <style:style style:name="ce6" style:family="table-cell" style:parent-style-name="Default">
      <style:table-cell-properties style:text-align-source="fix" style:repeat-content="false" fo:background-color="transparent" fo:border="0.002cm solid #000000" style:vertical-align="top"/>
      <style:paragraph-properties fo:text-align="center" fo:margin-left="0cm"/>
      <style:text-properties style:font-name="OpenSymbol" style:font-name-asian="OpenSymbol" style:font-name-complex="OpenSymbol"/>
    </style:style>
    <style:style style:name="ce7" style:family="table-cell" style:parent-style-name="Default">
      <style:table-cell-properties style:text-align-source="fix" style:repeat-content="false" fo:background-color="transparent" fo:border="0.002cm solid #000000"/>
      <style:paragraph-properties fo:text-align="center" fo:margin-left="0cm"/>
      <style:text-properties fo:font-weight="bold" style:font-weight-asian="bold" style:font-weight-complex="bold"/>
    </style:style>
    <style:style style:name="ce8" style:family="table-cell" style:parent-style-name="Default">
      <style:table-cell-properties style:text-align-source="fix" style:repeat-content="false" fo:border="none" style:vertical-align="middle"/>
      <style:paragraph-properties fo:text-align="end" fo:margin-left="0cm"/>
      <style:text-properties style:font-name="OpenSymbol" style:font-name-asian="OpenSymbol" style:font-name-complex="OpenSymbol"/>
    </style:style>
    <style:style style:name="ce9" style:family="table-cell" style:parent-style-name="Default">
      <style:table-cell-properties style:text-align-source="fix" style:repeat-content="false" fo:border="0.002cm solid #000000" style:vertical-align="middle"/>
      <style:paragraph-properties fo:text-align="end" fo:margin-left="0cm"/>
      <style:text-properties style:font-name="OpenSymbol" style:font-name-asian="OpenSymbol" style:font-name-complex="OpenSymbol"/>
    </style:style>
    <style:style style:name="ce10" style:family="table-cell" style:parent-style-name="Default">
      <style:table-cell-properties style:text-align-source="fix" style:repeat-content="false" fo:border="0.002cm solid #000000" style:vertical-align="top"/>
      <style:paragraph-properties fo:text-align="center" fo:margin-left="0cm"/>
      <style:text-properties style:font-name="OpenSymbol" style:font-name-asian="OpenSymbol" style:font-name-complex="OpenSymbol"/>
    </style:style>
    <style:style style:name="ce11" style:family="table-cell" style:parent-style-name="Default">
      <style:table-cell-properties style:text-align-source="fix" style:repeat-content="false" fo:border="none" style:vertical-align="bottom"/>
      <style:paragraph-properties fo:text-align="center" fo:margin-left="0cm"/>
      <style:text-properties style:font-name="OpenSymbol" style:font-name-asian="OpenSymbol" style:font-name-complex="OpenSymbol"/>
    </style:style>
    <style:style style:name="ce12" style:family="table-cell" style:parent-style-name="Default">
      <style:table-cell-properties style:text-align-source="fix" style:repeat-content="false" fo:border="0.002cm solid #000000" style:vertical-align="middle"/>
      <style:paragraph-properties fo:text-align="start" fo:margin-left="0cm"/>
      <style:text-properties style:font-name="OpenSymbol" style:font-name-asian="OpenSymbol" style:font-name-complex="OpenSymbol"/>
    </style:style>
    <style:style style:name="ce13" style:family="table-cell" style:parent-style-name="Default">
      <style:table-cell-properties style:text-align-source="fix" style:repeat-content="false" fo:border="none"/>
      <style:paragraph-properties fo:text-align="center" fo:margin-left="0cm"/>
      <style:text-properties fo:font-weight="bold" style:font-weight-asian="bold" style:font-weight-complex="bold"/>
    </style:style>
    <style:style style:name="ce14" style:family="table-cell" style:parent-style-name="Default">
      <style:table-cell-properties fo:background-color="#b3b3b3" style:text-align-source="fix" style:repeat-content="false" fo:border="0.002cm solid #000000" style:vertical-align="top"/>
      <style:paragraph-properties fo:text-align="center" fo:margin-left="0cm"/>
      <style:text-properties style:font-name="OpenSymbol" style:font-name-asian="OpenSymbol" style:font-name-complex="OpenSymbol"/>
    </style:style>
    <style:style style:name="ce15" style:family="table-cell" style:parent-style-name="Default">
      <style:table-cell-properties style:text-align-source="fix" style:repeat-content="false" fo:border="0.002cm solid #000000" style:vertical-align="bottom"/>
      <style:paragraph-properties fo:text-align="center" fo:margin-left="0cm"/>
      <style:text-properties style:font-name="OpenSymbol" style:font-name-asian="OpenSymbol" style:font-name-complex="OpenSymbol"/>
    </style:style>
    <style:style style:name="ce16" style:family="table-cell" style:parent-style-name="Default">
      <style:table-cell-properties style:text-align-source="fix" style:repeat-content="false" fo:background-color="transparent" fo:border="0.002cm solid #000000" style:vertical-align="middle"/>
      <style:paragraph-properties fo:text-align="center" fo:margin-left="0cm"/>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default-cell-style-name="ce5"/>
        <table:table-column table:style-name="co3" table:default-cell-style-name="ce10"/>
        <table:table-column table:style-name="co3" table:number-columns-repeated="4" table:default-cell-style-name="ce1"/>
        <table:table-column table:style-name="co3" table:default-cell-style-name="ce15"/>
        <table:table-column table:style-name="co3" table:default-cell-style-name="ce3"/>
        <table:table-column table:style-name="co1" table:default-cell-style-name="ce1"/>
        <table:table-column table:style-name="co3" table:number-columns-repeated="4" table:default-cell-style-name="ce1"/>
        <table:table-row table:style-name="ro1" table:number-rows-repeated="4">
          <table:table-cell/>
          <table:table-cell table:style-name="ce1" table:number-columns-repeated="3"/>
          <table:table-cell table:number-columns-repeated="4"/>
          <table:table-cell table:style-name="ce1" table:number-columns-repeated="2"/>
          <table:table-cell table:number-columns-repeated="5"/>
        </table:table-row>
        <table:table-row table:style-name="ro2">
          <table:table-cell/>
          <table:table-cell table:style-name="ce2"/>
          <table:table-cell table:style-name="ce4"/>
          <table:table-cell table:style-name="ce8"/>
          <table:table-cell table:style-name="ce11"/>
          <table:table-cell table:style-name="ce13"/>
          <table:table-cell/>
          <table:table-cell table:style-name="ce13"/>
          <table:table-cell table:style-name="ce1"/>
          <table:table-cell table:style-name="ce13"/>
          <table:table-cell/>
          <table:table-cell table:style-name="ce13"/>
          <table:table-cell table:number-columns-repeated="3"/>
        </table:table-row>
        <table:table-row table:style-name="ro3">
          <table:table-cell table:number-columns-repeated="3"/>
          <table:table-cell table:style-name="ce5" table:number-columns-repeated="6"/>
          <table:table-cell table:number-columns-repeated="6"/>
        </table:table-row>
        <table:table-row table:style-name="ro3">
          <table:table-cell table:number-columns-repeated="2"/>
          <table:table-cell table:style-name="ce6"/>
          <table:table-cell table:style-name="ce9" office:value-type="string">
            <text:p>→</text:p>
          </table:table-cell>
          <table:table-cell table:style-name="ce9" office:value-type="string">
            <text:p>→</text:p>
          </table:table-cell>
          <table:table-cell table:style-name="ce9" office:value-type="string">
            <text:p>→</text:p>
          </table:table-cell>
          <table:table-cell table:style-name="ce9" office:value-type="string">
            <text:p>→</text:p>
          </table:table-cell>
          <table:table-cell table:style-name="ce9" office:value-type="string">
            <text:p>→</text:p>
          </table:table-cell>
          <table:table-cell office:value-type="string">
            <text:p>↓</text:p>
          </table:table-cell>
          <table:table-cell/>
          <table:table-cell table:style-name="ce13"/>
          <table:table-cell table:number-columns-repeated="4"/>
        </table:table-row>
        <table:table-row table:style-name="ro3">
          <table:table-cell table:number-columns-repeated="3"/>
          <table:table-cell office:value-type="string">
            <text:p>↑</text:p>
          </table:table-cell>
          <table:table-cell table:style-name="ce9" office:value-type="string">
            <text:p>→</text:p>
          </table:table-cell>
          <table:table-cell table:style-name="ce9" office:value-type="string">
            <text:p>→</text:p>
          </table:table-cell>
          <table:table-cell table:style-name="ce9" office:value-type="string">
            <text:p>→</text:p>
          </table:table-cell>
          <table:table-cell table:style-name="ce15" office:value-type="string">
            <text:p>↓</text:p>
          </table:table-cell>
          <table:table-cell office:value-type="string">
            <text:p>↓</text:p>
          </table:table-cell>
          <table:table-cell table:number-columns-repeated="6"/>
        </table:table-row>
        <table:table-row table:style-name="ro3">
          <table:table-cell table:number-columns-repeated="2"/>
          <table:table-cell table:style-name="ce7"/>
          <table:table-cell office:value-type="string">
            <text:p>↑</text:p>
          </table:table-cell>
          <table:table-cell table:style-name="ce10" office:value-type="string">
            <text:p>↑</text:p>
          </table:table-cell>
          <table:table-cell table:style-name="ce9" office:value-type="string">
            <text:p>→</text:p>
          </table:table-cell>
          <table:table-cell table:style-name="ce15" office:value-type="string">
            <text:p>↓</text:p>
          </table:table-cell>
          <table:table-cell table:style-name="ce15" office:value-type="string">
            <text:p>↓</text:p>
          </table:table-cell>
          <table:table-cell office:value-type="string">
            <text:p>↓</text:p>
          </table:table-cell>
          <table:table-cell table:number-columns-repeated="2"/>
          <table:table-cell table:style-name="ce13"/>
          <table:table-cell table:number-columns-repeated="3"/>
        </table:table-row>
        <table:table-row table:style-name="ro3">
          <table:table-cell table:number-columns-repeated="3"/>
          <table:table-cell office:value-type="string">
            <text:p>↑</text:p>
          </table:table-cell>
          <table:table-cell table:style-name="ce10" office:value-type="string">
            <text:p>↑</text:p>
          </table:table-cell>
          <table:table-cell table:style-name="ce14" office:value-type="string">
            <text:p>↑</text:p>
          </table:table-cell>
          <table:table-cell table:style-name="ce15" office:value-type="string">
            <text:p>↓</text:p>
          </table:table-cell>
          <table:table-cell table:style-name="ce15" office:value-type="string">
            <text:p>↓</text:p>
          </table:table-cell>
          <table:table-cell office:value-type="string">
            <text:p>↓</text:p>
          </table:table-cell>
          <table:table-cell table:number-columns-repeated="6"/>
        </table:table-row>
        <table:table-row table:style-name="ro3">
          <table:table-cell table:number-columns-repeated="3"/>
          <table:table-cell office:value-type="string">
            <text:p>↑</text:p>
          </table:table-cell>
          <table:table-cell table:style-name="ce10" office:value-type="string">
            <text:p>↑</text:p>
          </table:table-cell>
          <table:table-cell table:style-name="ce12" office:value-type="string">
            <text:p>←</text:p>
          </table:table-cell>
          <table:table-cell table:style-name="ce12" office:value-type="string">
            <text:p>←</text:p>
          </table:table-cell>
          <table:table-cell table:style-name="ce15" office:value-type="string">
            <text:p>↓</text:p>
          </table:table-cell>
          <table:table-cell office:value-type="string">
            <text:p>↓</text:p>
          </table:table-cell>
          <table:table-cell table:number-columns-repeated="6"/>
        </table:table-row>
        <table:table-row table:style-name="ro3">
          <table:table-cell table:number-columns-repeated="3"/>
          <table:table-cell office:value-type="string">
            <text:p>↑</text:p>
          </table:table-cell>
          <table:table-cell table:style-name="ce12" office:value-type="string">
            <text:p>←</text:p>
          </table:table-cell>
          <table:table-cell table:style-name="ce12" office:value-type="string">
            <text:p>←</text:p>
          </table:table-cell>
          <table:table-cell table:style-name="ce12" office:value-type="string">
            <text:p>←</text:p>
          </table:table-cell>
          <table:table-cell table:style-name="ce12" office:value-type="string">
            <text:p>←</text:p>
          </table:table-cell>
          <table:table-cell office:value-type="string">
            <text:p>↓</text:p>
          </table:table-cell>
          <table:table-cell table:number-columns-repeated="6"/>
        </table:table-row>
        <table:table-row table:style-name="ro3">
          <table:table-cell table:number-columns-repeated="3"/>
          <table:table-cell table:style-name="ce5" table:number-columns-repeated="3"/>
          <table:table-cell table:style-name="ce16" office:value-type="string">
            <text:p>A</text:p>
          </table:table-cell>
          <table:table-cell table:style-name="ce12" office:value-type="string">
            <text:p>←</text:p>
          </table:table-cell>
          <table:table-cell table:style-name="ce12" office:value-type="string">
            <text:p>←</text:p>
          </table:table-cell>
          <table:table-cell table:number-columns-repeated="6"/>
        </table:table-row>
        <table:table-row table:style-name="ro3">
          <table:table-cell table:number-columns-repeated="2"/>
          <table:table-cell table:style-name="ce3" table:number-columns-repeated="7"/>
          <table:table-cell table:number-columns-repeated="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adornments="Regular" style:font-charset="x-symbo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5">25/01/2013</text:date>, <text:time>03:33:58</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adornments="Regular" style:font-charset="x-symbo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247cm"/>
    </style:style>
    <style:style style:name="co2" style:family="table-column">
      <style:table-column-properties fo:break-before="auto" style:column-width="0.81cm"/>
    </style:style>
    <style:style style:name="co3" style:family="table-column">
      <style:table-column-properties fo:break-before="auto" style:column-width="0.801cm"/>
    </style:style>
    <style:style style:name="co4"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8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fo:border="0.002cm solid #000000"/>
      <style:paragraph-properties fo:text-align="center" fo:margin-left="0cm"/>
    </style:style>
    <style:style style:name="ce4" style:family="table-cell" style:parent-style-name="Default">
      <style:table-cell-properties style:text-align-source="fix" style:repeat-content="false" fo:border="0.002cm solid #000000" style:vertical-align="top"/>
      <style:paragraph-properties fo:text-align="center" fo:margin-left="0cm"/>
      <style:text-properties style:font-name="OpenSymbol" style:font-name-asian="OpenSymbol" style:font-name-complex="OpenSymbol"/>
    </style:style>
    <style:style style:name="ce5" style:family="table-cell" style:parent-style-name="Default">
      <style:table-cell-properties style:text-align-source="fix" style:repeat-content="false" fo:border="0.002cm solid #000000" style:vertical-align="middle"/>
      <style:paragraph-properties fo:text-align="start" fo:margin-left="0cm"/>
      <style:text-properties style:font-name="OpenSymbol" style:font-name-asian="OpenSymbol" style:font-name-complex="OpenSymbol"/>
    </style:style>
    <style:style style:name="ce6" style:family="table-cell" style:parent-style-name="Default">
      <style:table-cell-properties style:text-align-source="fix" style:repeat-content="false" fo:border="0.002cm solid #000000" style:vertical-align="middle"/>
      <style:paragraph-properties fo:text-align="end" fo:margin-left="0cm"/>
      <style:text-properties style:font-name="OpenSymbol" style:font-name-asian="OpenSymbol" style:font-name-complex="OpenSymbol"/>
    </style:style>
    <style:style style:name="ce7" style:family="table-cell" style:parent-style-name="Default">
      <style:table-cell-properties fo:background-color="#b3b3b3" style:text-align-source="fix" style:repeat-content="false" fo:border="0.002cm solid #000000" style:vertical-align="top"/>
      <style:paragraph-properties fo:text-align="center" fo:margin-left="0cm"/>
      <style:text-properties style:font-name="OpenSymbol" style:font-name-asian="OpenSymbol" style:font-name-complex="OpenSymbol"/>
    </style:style>
    <style:style style:name="ce8" style:family="table-cell" style:parent-style-name="Default">
      <style:table-cell-properties style:text-align-source="fix" style:repeat-content="false" fo:border="none"/>
      <style:paragraph-properties fo:text-align="center" fo:margin-left="0cm"/>
      <style:text-properties fo:font-weight="bold" style:font-weight-asian="bold" style:font-weight-complex="bold"/>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number-columns-repeated="3" table:default-cell-style-name="ce3"/>
        <table:table-column table:style-name="co3" table:number-columns-repeated="2" table:default-cell-style-name="ce1"/>
        <table:table-column table:style-name="co3" table:number-columns-repeated="3" table:default-cell-style-name="ce3"/>
        <table:table-column table:style-name="co1" table:default-cell-style-name="ce1"/>
        <table:table-column table:style-name="co3" table:number-columns-repeated="4" table:default-cell-style-name="ce1"/>
        <table:table-row table:style-name="ro1" table:number-rows-repeated="4">
          <table:table-cell/>
          <table:table-cell table:style-name="ce1" table:number-columns-repeated="4"/>
          <table:table-cell table:number-columns-repeated="2"/>
          <table:table-cell table:style-name="ce1" table:number-columns-repeated="3"/>
          <table:table-cell table:number-columns-repeated="5"/>
        </table:table-row>
        <table:table-row table:style-name="ro2">
          <table:table-cell/>
          <table:table-cell table:style-name="ce2"/>
          <table:table-cell/>
          <table:table-cell table:style-name="ce2"/>
          <table:table-cell/>
          <table:table-cell table:style-name="ce2"/>
          <table:table-cell table:style-name="ce3"/>
          <table:table-cell table:style-name="ce2"/>
          <table:table-cell/>
          <table:table-cell table:style-name="ce2"/>
          <table:table-cell/>
          <table:table-cell table:style-name="ce8"/>
          <table:table-cell table:number-columns-repeated="3"/>
        </table:table-row>
        <table:table-row table:style-name="ro2">
          <table:table-cell table:number-columns-repeated="2"/>
          <table:table-cell office:value-type="string">
            <text:p>N</text:p>
          </table:table-cell>
          <table:table-cell table:number-columns-repeated="2"/>
          <table:table-cell table:style-name="ce3" table:number-columns-repeated="2"/>
          <table:table-cell table:number-columns-repeated="8"/>
        </table:table-row>
        <table:table-row table:style-name="ro2">
          <table:table-cell table:number-columns-repeated="2"/>
          <table:table-cell table:style-name="ce4" office:value-type="string">
            <text:p>↑</text:p>
          </table:table-cell>
          <table:table-cell table:style-name="ce5" office:value-type="string">
            <text:p>←</text:p>
          </table:table-cell>
          <table:table-cell table:style-name="ce5" office:value-type="string">
            <text:p>←</text:p>
          </table:table-cell>
          <table:table-cell table:style-name="ce5" office:value-type="string">
            <text:p>←</text:p>
          </table:table-cell>
          <table:table-cell table:style-name="ce5" office:value-type="string">
            <text:p>←</text:p>
          </table:table-cell>
          <table:table-cell table:style-name="ce5" office:value-type="string">
            <text:p>←</text:p>
          </table:table-cell>
          <table:table-cell table:style-name="ce5" office:value-type="string">
            <text:p>←</text:p>
          </table:table-cell>
          <table:table-cell/>
          <table:table-cell table:style-name="ce8"/>
          <table:table-cell table:number-columns-repeated="4"/>
        </table:table-row>
        <table:table-row table:style-name="ro2">
          <table:table-cell table:number-columns-repeated="3"/>
          <table:table-cell table:style-name="ce6" office:value-type="string">
            <text:p>→</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style-name="ce4" office:value-type="string">
            <text:p>↑</text:p>
          </table:table-cell>
          <table:table-cell table:number-columns-repeated="6"/>
        </table:table-row>
        <table:table-row table:style-name="ro2">
          <table:table-cell table:number-columns-repeated="2"/>
          <table:table-cell table:style-name="ce2"/>
          <table:table-cell table:style-name="ce4" office:value-type="string">
            <text:p>↑</text:p>
          </table:table-cell>
          <table:table-cell table:style-name="ce5" office:value-type="string">
            <text:p>←</text:p>
          </table:table-cell>
          <table:table-cell table:style-name="ce5" office:value-type="string">
            <text:p>←</text:p>
          </table:table-cell>
          <table:table-cell table:style-name="ce5" office:value-type="string">
            <text:p>←</text:p>
          </table:table-cell>
          <table:table-cell table:style-name="ce5" office:value-type="string">
            <text:p>←</text:p>
          </table:table-cell>
          <table:table-cell table:style-name="ce2"/>
          <table:table-cell table:number-columns-repeated="2"/>
          <table:table-cell table:style-name="ce8"/>
          <table:table-cell table:number-columns-repeated="3"/>
        </table:table-row>
        <table:table-row table:style-name="ro2">
          <table:table-cell table:number-columns-repeated="4"/>
          <table:table-cell table:style-name="ce6" office:value-type="string">
            <text:p>→</text:p>
          </table:table-cell>
          <table:table-cell table:style-name="ce6" office:value-type="string">
            <text:p>→</text:p>
          </table:table-cell>
          <table:table-cell table:style-name="ce6" office:value-type="string">
            <text:p>→</text:p>
          </table:table-cell>
          <table:table-cell table:style-name="ce4" office:value-type="string">
            <text:p>↑</text:p>
          </table:table-cell>
          <table:table-cell table:number-columns-repeated="7"/>
        </table:table-row>
        <table:table-row table:style-name="ro2">
          <table:table-cell table:number-columns-repeated="4"/>
          <table:table-cell table:style-name="ce4" office:value-type="string">
            <text:p>↑</text:p>
          </table:table-cell>
          <table:table-cell table:style-name="ce5" office:value-type="string">
            <text:p>←</text:p>
          </table:table-cell>
          <table:table-cell table:style-name="ce5" office:value-type="string">
            <text:p>←</text:p>
          </table:table-cell>
          <table:table-cell table:number-columns-repeated="8"/>
        </table:table-row>
        <table:table-row table:style-name="ro2">
          <table:table-cell table:number-columns-repeated="5"/>
          <table:table-cell table:style-name="ce6" office:value-type="string">
            <text:p>→</text:p>
          </table:table-cell>
          <table:table-cell table:style-name="ce4" office:value-type="string">
            <text:p>↑</text:p>
          </table:table-cell>
          <table:table-cell table:number-columns-repeated="8"/>
        </table:table-row>
        <table:table-row table:style-name="ro2">
          <table:table-cell table:number-columns-repeated="5"/>
          <table:table-cell table:style-name="ce7" office:value-type="string">
            <text:p>↑</text:p>
          </table:table-cell>
          <table:table-cell table:style-name="ce3"/>
          <table:table-cell table:number-columns-repeated="8"/>
        </table:table-row>
        <table:table-row table:style-name="ro2">
          <table:table-cell table:number-columns-repeated="5"/>
          <table:table-cell table:style-name="ce3" table:number-columns-repeated="2"/>
          <table:table-cell table:number-columns-repeated="8"/>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adornments="Regular" style:font-charset="x-symbo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5">25/01/2013</text:date>, <text:time>03:33:58</text:time></text:p>
        </style:region-right>
      </style:header>
      <style:header-left style:display="false"/>
      <style:footer>
        <text:p>Página <text:page-number>1</text:page-number> / <text:page-count>99</text:page-count></text:p>
      </style:footer>
      <style:footer-left style:display="false"/>
    </style:master-page>
  </office:master-styles>
</office:document-styles>
</file>